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style:font-size-asian="10pt" style:font-size-complex="10pt"/>
    </style:style>
    <style:style style:name="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P9" style:family="paragraph" style:parent-style-name="Text_20_body">
      <style:text-properties officeooo:rsid="001a44f1" officeooo:paragraph-rsid="001a44f1"/>
    </style:style>
    <style:style style:name="P10" style:family="paragraph" style:parent-style-name="Text_20_body">
      <style:text-properties officeooo:rsid="001a6d23" officeooo:paragraph-rsid="001a6d23" fo:background-color="transparent"/>
    </style:style>
    <style:style style:name="P11" style:family="paragraph" style:parent-style-name="Text_20_body">
      <style:text-properties officeooo:rsid="001b97a9" officeooo:paragraph-rsid="001b97a9" fo:background-color="transparent"/>
    </style:style>
    <style:style style:name="P12" style:family="paragraph" style:parent-style-name="Text_20_body">
      <style:text-properties style:font-name="FreeSans" officeooo:rsid="0019cc71" officeooo:paragraph-rsid="0032a2f7"/>
    </style:style>
    <style:style style:name="P13" style:family="paragraph" style:parent-style-name="Text_20_body">
      <style:paragraph-properties fo:margin-top="0.0783in" fo:margin-bottom="0.1965in" style:contextual-spacing="false"/>
      <style:text-properties officeooo:rsid="001d1cec" officeooo:paragraph-rsid="001d1cec"/>
    </style:style>
    <style:style style:name="P14" style:family="paragraph" style:parent-style-name="Text_20_body">
      <style:paragraph-properties fo:margin-top="0.0783in" fo:margin-bottom="0.1965in" style:contextual-spacing="false"/>
      <style:text-properties officeooo:rsid="0024791c" officeooo:paragraph-rsid="0024791c"/>
    </style:style>
    <style:style style:name="P15"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6" style:family="paragraph" style:parent-style-name="Standard">
      <style:paragraph-properties fo:line-height="100%" fo:text-align="start" style:justify-single-word="false"/>
      <style:text-properties style:font-name="FreeSans" fo:font-size="12pt" officeooo:paragraph-rsid="00191055" style:font-size-asian="12pt" style:font-size-complex="12pt"/>
    </style:style>
    <style:style style:name="P17"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8" style:family="paragraph" style:parent-style-name="Standard">
      <style:paragraph-properties fo:line-height="150%" fo:text-align="center" style:justify-single-word="false"/>
      <style:text-properties style:font-name="FreeSans" fo:font-size="26pt" fo:font-weight="normal" officeooo:paragraph-rsid="00191055" style:font-size-asian="26pt" style:font-weight-asian="normal" style:font-size-complex="26pt" style:font-weight-complex="normal"/>
    </style:style>
    <style:style style:name="P19"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20"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21" style:family="paragraph" style:parent-style-name="Standard">
      <style:paragraph-properties fo:line-height="100%" fo:text-align="center" style:justify-single-word="false"/>
      <style:text-properties style:font-name="FreeSans" fo:font-size="16pt" fo:font-weight="normal" officeooo:rsid="003b0f3e" officeooo:paragraph-rsid="003b0f3e" style:font-size-asian="16pt" style:font-weight-asian="normal" style:font-size-complex="16pt" style:font-weight-complex="normal"/>
    </style:style>
    <style:style style:name="P22"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23" style:family="paragraph" style:parent-style-name="Standard">
      <style:paragraph-properties fo:line-height="150%" fo:text-align="start" style:justify-single-word="false"/>
      <style:text-properties fo:color="#000000" style:font-name="FreeSans" fo:font-size="12.6000003814697pt" fo:font-weight="bold" officeooo:rsid="00a4e829" officeooo:paragraph-rsid="0041ab8a" style:font-size-asian="12.6000003814697pt" style:font-weight-asian="bold" style:font-size-complex="12.6000003814697pt" style:font-weight-complex="bold"/>
    </style:style>
    <style:style style:name="P24" style:family="paragraph" style:parent-style-name="Quotations">
      <style:text-properties fo:color="#000000" style:font-name="FreeSans"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54172b" officeooo:paragraph-rsid="0041ab8a" style:font-size-asian="12pt" style:font-size-complex="12pt"/>
    </style:style>
    <style:style style:name="P26"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41ab8a" style:font-size-asian="10.5pt" style:font-size-complex="12pt"/>
    </style:style>
    <style:style style:name="P27" style:family="paragraph" style:parent-style-name="Standard">
      <style:paragraph-properties fo:margin-left="0in" fo:margin-right="0in" fo:line-height="150%" fo:text-align="start" style:justify-single-word="false" fo:text-indent="0in" style:auto-text-indent="false"/>
      <style:text-properties officeooo:paragraph-rsid="0041ab8a"/>
    </style:style>
    <style:style style:name="P28" style:family="paragraph" style:parent-style-name="Contents_20_1">
      <style:paragraph-properties>
        <style:tab-stops>
          <style:tab-stop style:position="7.0874in" style:type="right" style:leader-style="dotted" style:leader-text="."/>
        </style:tab-stops>
      </style:paragraph-properties>
      <style:text-properties style:font-name="FreeSans"/>
    </style:style>
    <style:style style:name="P29" style:family="paragraph" style:parent-style-name="Contents_20_2">
      <style:paragraph-properties>
        <style:tab-stops>
          <style:tab-stop style:position="6.8909in" style:type="right" style:leader-style="dotted" style:leader-text="."/>
        </style:tab-stops>
      </style:paragraph-properties>
      <style:text-properties style:font-name="FreeSans"/>
    </style:style>
    <style:style style:name="P30" style:family="paragraph" style:parent-style-name="Contents_20_3">
      <style:paragraph-properties>
        <style:tab-stops>
          <style:tab-stop style:position="6.6945in" style:type="right" style:leader-style="dotted" style:leader-text="."/>
        </style:tab-stops>
      </style:paragraph-properties>
      <style:text-properties style:font-name="FreeSans"/>
    </style:style>
    <style:style style:name="P31" style:family="paragraph" style:parent-style-name="Quotations" style:list-style-name="L7">
      <style:paragraph-properties fo:margin-left="1.378in" fo:margin-right="0in" fo:text-indent="-0.5in" style:auto-text-indent="false">
        <style:tab-stops/>
      </style:paragraph-properties>
      <style:text-properties fo:color="#000000" style:font-name="FreeSans" fo:font-size="11pt" fo:font-weight="normal" style:font-size-asian="11pt" style:font-weight-asian="normal" style:font-size-complex="11pt" style:font-weight-complex="normal"/>
    </style:style>
    <style:style style:name="P32" style:family="paragraph" style:parent-style-name="Text_20_body" style:list-style-name="L1">
      <style:text-properties officeooo:rsid="001a44f1" officeooo:paragraph-rsid="001a44f1"/>
    </style:style>
    <style:style style:name="P33" style:family="paragraph" style:parent-style-name="Text_20_body" style:list-style-name="L2">
      <style:text-properties officeooo:rsid="001a44f1" officeooo:paragraph-rsid="001a44f1"/>
    </style:style>
    <style:style style:name="P34" style:family="paragraph" style:parent-style-name="Text_20_body" style:list-style-name="L3">
      <style:text-properties officeooo:rsid="001a44f1" officeooo:paragraph-rsid="001a44f1"/>
    </style:style>
    <style:style style:name="P35" style:family="paragraph" style:parent-style-name="Text_20_body" style:list-style-name="L4">
      <style:text-properties officeooo:rsid="001a6d23" officeooo:paragraph-rsid="001a6d23" fo:background-color="transparent"/>
    </style:style>
    <style:style style:name="P36" style:family="paragraph" style:parent-style-name="Text_20_body" style:list-style-name="L5">
      <style:text-properties fo:font-size="11pt" fo:font-weight="normal" officeooo:rsid="0050e419" officeooo:paragraph-rsid="003f2686" style:font-size-asian="11pt" style:font-weight-asian="normal" style:font-size-complex="11pt" style:font-weight-complex="normal"/>
    </style:style>
    <style:style style:name="P37" style:family="paragraph" style:parent-style-name="Text_20_body" style:list-style-name="L5">
      <style:paragraph-properties fo:margin-top="0.0783in" fo:margin-bottom="0.1965in" style:contextual-spacing="false"/>
      <style:text-properties officeooo:paragraph-rsid="001b97a9"/>
    </style:style>
    <style:style style:name="P38" style:family="paragraph" style:parent-style-name="Text_20_body" style:list-style-name="L5">
      <style:paragraph-properties fo:margin-top="0.0783in" fo:margin-bottom="0.1965in" style:contextual-spacing="false"/>
      <style:text-properties officeooo:rsid="001b97a9" officeooo:paragraph-rsid="001b97a9"/>
    </style:style>
    <style:style style:name="P39" style:family="paragraph" style:parent-style-name="Text_20_body" style:list-style-name="L5">
      <style:paragraph-properties fo:margin-top="0.0783in" fo:margin-bottom="0.1965in" style:contextual-spacing="false"/>
      <style:text-properties officeooo:rsid="001d1cec" officeooo:paragraph-rsid="001d1cec"/>
    </style:style>
    <style:style style:name="P40" style:family="paragraph" style:parent-style-name="Text_20_body" style:list-style-name="L6">
      <style:paragraph-properties fo:margin-top="0.0783in" fo:margin-bottom="0.1965in" style:contextual-spacing="false"/>
      <style:text-properties officeooo:rsid="001d1cec" officeooo:paragraph-rsid="001d1cec"/>
    </style:style>
    <style:style style:name="P41" style:family="paragraph" style:parent-style-name="Text_20_body" style:list-style-name="L6">
      <style:paragraph-properties fo:margin-top="0.0783in" fo:margin-bottom="0.1965in" style:contextual-spacing="false"/>
      <style:text-properties officeooo:rsid="001d9292" officeooo:paragraph-rsid="001d9292"/>
    </style:style>
    <style:style style:name="P42" style:family="paragraph" style:parent-style-name="Text_20_body" style:list-style-name="L6">
      <style:paragraph-properties fo:margin-top="0.0783in" fo:margin-bottom="0.1965in" style:contextual-spacing="false"/>
      <style:text-properties officeooo:rsid="001e930a" officeooo:paragraph-rsid="001e930a"/>
    </style:style>
    <style:style style:name="P43" style:family="paragraph" style:parent-style-name="Text_20_body" style:list-style-name="L6">
      <style:paragraph-properties fo:margin-top="0.0783in" fo:margin-bottom="0.1965in" style:contextual-spacing="false"/>
      <style:text-properties officeooo:rsid="001ec585" officeooo:paragraph-rsid="001ec585"/>
    </style:style>
    <style:style style:name="P44" style:family="paragraph" style:parent-style-name="Text_20_body" style:list-style-name="L6">
      <style:paragraph-properties fo:margin-top="0.0783in" fo:margin-bottom="0.1965in" style:contextual-spacing="false"/>
      <style:text-properties officeooo:rsid="001ec585" officeooo:paragraph-rsid="002e56c4"/>
    </style:style>
    <style:style style:name="P45" style:family="paragraph" style:parent-style-name="Text_20_body" style:list-style-name="L6">
      <style:paragraph-properties fo:margin-top="0.0783in" fo:margin-bottom="0.1965in" style:contextual-spacing="false"/>
      <style:text-properties officeooo:rsid="001ec585" officeooo:paragraph-rsid="0030784d"/>
    </style:style>
    <style:style style:name="P46" style:family="paragraph" style:parent-style-name="Text_20_body" style:list-style-name="L7">
      <style:paragraph-properties fo:margin-top="0.0783in" fo:margin-bottom="0.1965in" style:contextual-spacing="false"/>
      <style:text-properties officeooo:rsid="00206e94" officeooo:paragraph-rsid="00206e94"/>
    </style:style>
    <style:style style:name="P47" style:family="paragraph" style:parent-style-name="Text_20_body" style:list-style-name="L7">
      <style:paragraph-properties fo:margin-top="0.0783in" fo:margin-bottom="0.1965in" style:contextual-spacing="false"/>
      <style:text-properties officeooo:rsid="0020cec6" officeooo:paragraph-rsid="0020cec6"/>
    </style:style>
    <style:style style:name="P48" style:family="paragraph" style:parent-style-name="Text_20_body" style:list-style-name="L7">
      <style:paragraph-properties fo:margin-top="0.0783in" fo:margin-bottom="0.1965in" style:contextual-spacing="false"/>
      <style:text-properties officeooo:rsid="00223c59" officeooo:paragraph-rsid="00223c59"/>
    </style:style>
    <style:style style:name="P49" style:family="paragraph" style:parent-style-name="Text_20_body" style:list-style-name="L7">
      <style:paragraph-properties fo:margin-top="0.0783in" fo:margin-bottom="0.1965in" style:contextual-spacing="false"/>
      <style:text-properties officeooo:rsid="00223c59" officeooo:paragraph-rsid="0045d5bc"/>
    </style:style>
    <style:style style:name="P50" style:family="paragraph" style:parent-style-name="Text_20_body" style:list-style-name="L7">
      <style:paragraph-properties fo:margin-top="0.0783in" fo:margin-bottom="0.1965in" style:contextual-spacing="false"/>
      <style:text-properties officeooo:rsid="0024223c" officeooo:paragraph-rsid="0024223c"/>
    </style:style>
    <style:style style:name="P51" style:family="paragraph" style:parent-style-name="Text_20_body" style:list-style-name="L7">
      <style:paragraph-properties fo:margin-top="0.0783in" fo:margin-bottom="0.1965in" style:contextual-spacing="false"/>
      <style:text-properties officeooo:rsid="0024223c" officeooo:paragraph-rsid="003e7796"/>
    </style:style>
    <style:style style:name="P52" style:family="paragraph" style:parent-style-name="Text_20_body" style:list-style-name="L7">
      <style:paragraph-properties fo:margin-top="0.0783in" fo:margin-bottom="0.1965in" style:contextual-spacing="false"/>
      <style:text-properties officeooo:rsid="0024223c" officeooo:paragraph-rsid="0040f483"/>
    </style:style>
    <style:style style:name="P53" style:family="paragraph" style:parent-style-name="Text_20_body" style:list-style-name="L7">
      <style:paragraph-properties fo:margin-top="0.0783in" fo:margin-bottom="0.1965in" style:contextual-spacing="false"/>
      <style:text-properties officeooo:rsid="0024223c" officeooo:paragraph-rsid="0024223c" fo:background-color="transparent"/>
    </style:style>
    <style:style style:name="P54" style:family="paragraph" style:parent-style-name="Text_20_body" style:list-style-name="L7">
      <style:paragraph-properties fo:margin-top="0.0783in" fo:margin-bottom="0.1965in" style:contextual-spacing="false"/>
      <style:text-properties officeooo:rsid="0024791c" officeooo:paragraph-rsid="0024791c"/>
    </style:style>
    <style:style style:name="P55" style:family="paragraph" style:parent-style-name="Text_20_body" style:list-style-name="L7" style:master-page-name="SF_20_default">
      <style:paragraph-properties fo:margin-top="0.0783in" fo:margin-bottom="0.1965in" style:contextual-spacing="false" style:page-number="auto"/>
      <style:text-properties officeooo:rsid="0024223c" officeooo:paragraph-rsid="0024223c"/>
    </style:style>
    <style:style style:name="P56"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d1cec"/>
    </style:style>
    <style:style style:name="P57"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ec585"/>
    </style:style>
    <style:style style:name="P58"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d9292" officeooo:paragraph-rsid="001d9292"/>
    </style:style>
    <style:style style:name="P59"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930a" officeooo:paragraph-rsid="001e930a"/>
    </style:style>
    <style:style style:name="P60"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61"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2e56c4"/>
    </style:style>
    <style:style style:name="P62"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30784d"/>
    </style:style>
    <style:style style:name="P63"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64"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6e94" officeooo:paragraph-rsid="00206e94"/>
    </style:style>
    <style:style style:name="P65"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cec6" officeooo:paragraph-rsid="0020cec6"/>
    </style:style>
    <style:style style:name="P66"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23c59" officeooo:paragraph-rsid="00223c59"/>
    </style:style>
    <style:style style:name="P67"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223c" officeooo:paragraph-rsid="0024223c"/>
    </style:style>
    <style:style style:name="P68"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fo:background-color="transparent"/>
    </style:style>
    <style:style style:name="P69"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style:style>
    <style:style style:name="P70"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1d9292"/>
    </style:style>
    <style:style style:name="P71"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39fe1a"/>
    </style:style>
    <style:style style:name="P72"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e930a" officeooo:paragraph-rsid="001e930a"/>
    </style:style>
    <style:style style:name="P73"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ec585" officeooo:paragraph-rsid="002e56c4"/>
    </style:style>
    <style:style style:name="P74"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20cec6" officeooo:paragraph-rsid="0020cec6"/>
    </style:style>
    <style:style style:name="P75" style:family="paragraph" style:parent-style-name="Text_20_body" style:list-style-name="L6">
      <style:paragraph-properties fo:margin-left="1.4134in" fo:margin-right="0in" fo:margin-top="0.0783in" fo:margin-bottom="0.1965in" style:contextual-spacing="false" fo:text-indent="0in" style:auto-text-indent="false">
        <style:tab-stops/>
      </style:paragraph-properties>
      <style:text-properties officeooo:rsid="001d9292" officeooo:paragraph-rsid="0039fe1a"/>
    </style:style>
    <style:style style:name="P76" style:family="paragraph" style:parent-style-name="Text_20_body" style:list-style-name="L6">
      <style:paragraph-properties fo:margin-left="0.752in" fo:margin-right="0in" fo:margin-top="0.0783in" fo:margin-bottom="0.1965in" style:contextual-spacing="false" fo:text-indent="-0.3543in" style:auto-text-indent="false">
        <style:tab-stops/>
      </style:paragraph-properties>
      <style:text-properties officeooo:rsid="001e930a" officeooo:paragraph-rsid="001e930a"/>
    </style:style>
    <style:style style:name="P77" style:family="paragraph" style:parent-style-name="Text_20_body" style:list-style-name="L6">
      <style:paragraph-properties fo:margin-left="1in" fo:margin-right="0in" fo:margin-top="0.0783in" fo:margin-bottom="0.1965in" style:contextual-spacing="false" fo:text-indent="-0.5in" style:auto-text-indent="false">
        <style:tab-stops/>
      </style:paragraph-properties>
      <style:text-properties officeooo:paragraph-rsid="0030784d"/>
    </style:style>
    <style:style style:name="P78" style:family="paragraph" style:parent-style-name="Text_20_body" style:list-style-name="L7">
      <style:paragraph-properties fo:margin-left="1in" fo:margin-right="0in" fo:margin-top="0.0783in" fo:margin-bottom="0.1965in" style:contextual-spacing="false" fo:text-indent="-0.5in" style:auto-text-indent="false">
        <style:tab-stops/>
      </style:paragraph-properties>
      <style:text-properties officeooo:rsid="001ec585" officeooo:paragraph-rsid="0030784d"/>
    </style:style>
    <style:style style:name="P79" style:family="paragraph" style:parent-style-name="Text_20_body" style:list-style-name="L8">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80" style:family="paragraph" style:parent-style-name="Text_20_body" style:list-style-name="L9">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81" style:family="paragraph" style:parent-style-name="Text_20_body" style:list-style-name="L10">
      <style:paragraph-properties fo:margin-left="2.1654in" fo:margin-right="0in" fo:margin-top="0in" fo:margin-bottom="0.0984in" style:contextual-spacing="false" fo:text-indent="-0.252in" style:auto-text-indent="false">
        <style:tab-stops/>
      </style:paragraph-properties>
      <style:text-properties officeooo:rsid="0020cec6" officeooo:paragraph-rsid="0020cec6"/>
    </style:style>
    <style:style style:name="P82" style:family="paragraph" style:parent-style-name="Text_20_body" style:list-style-name="L8">
      <style:paragraph-properties fo:margin-left="1.378in" fo:margin-right="0in" fo:margin-top="0.0783in" fo:margin-bottom="0.1965in" style:contextual-spacing="false" fo:text-indent="-0.252in" style:auto-text-indent="false">
        <style:tab-stops/>
      </style:paragraph-properties>
      <style:text-properties officeooo:rsid="00206e94" officeooo:paragraph-rsid="00206e94"/>
    </style:style>
    <style:style style:name="P83" style:family="paragraph" style:parent-style-name="Heading_20_3">
      <style:paragraph-properties fo:margin-left="0.9846in" fo:margin-right="0in" fo:text-indent="-0.5in" style:auto-text-indent="false"/>
    </style:style>
    <style:style style:name="P84" style:family="paragraph" style:parent-style-name="Heading_20_2">
      <style:text-properties officeooo:paragraph-rsid="002625eb"/>
    </style:style>
    <style:style style:name="P85" style:family="paragraph" style:parent-style-name="Heading_20_1" style:list-style-name=""/>
    <style:style style:name="P86" style:family="paragraph" style:parent-style-name="Heading_20_1" style:list-style-name="">
      <style:text-properties officeooo:rsid="0019cc71" officeooo:paragraph-rsid="0019cc71"/>
    </style:style>
    <style:style style:name="P87" style:family="paragraph" style:parent-style-name="Heading_20_1" style:master-page-name="SF_20_default">
      <style:paragraph-properties style:page-number="auto"/>
    </style:style>
    <style:style style:name="P88" style:family="paragraph" style:parent-style-name="Heading_20_1" style:master-page-name="SF_20_default">
      <style:paragraph-properties style:page-number="auto"/>
      <style:text-properties officeooo:rsid="0019cc71" officeooo:paragraph-rsid="0019cc71"/>
    </style:style>
    <style:style style:name="P89" style:family="paragraph" style:parent-style-name="Contents_20_Heading" style:master-page-name="SF_20_default">
      <style:paragraph-properties style:page-number="1"/>
      <style:text-properties style:font-name="FreeSans"/>
    </style:style>
    <style:style style:name="P90" style:family="paragraph" style:parent-style-name="Standard" style:master-page-name="First_20_Page">
      <style:paragraph-properties fo:line-height="150%" fo:text-align="center" style:justify-single-word="false" style:page-number="auto"/>
      <style:text-properties style:font-name="FreeSans" fo:font-size="26pt" fo:font-weight="normal" officeooo:paragraph-rsid="00191055" style:font-size-asian="26pt" style:font-weight-asian="normal" style:font-size-complex="26pt" style:font-weight-complex="normal"/>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d07e7" style:font-size-asian="10.5pt" style:font-size-complex="12pt"/>
    </style:style>
    <style:style style:name="T3" style:family="text">
      <style:text-properties fo:color="#000000" style:font-name="FreeSans" fo:font-size="12pt" fo:font-weight="bold" officeooo:rsid="00499102" style:font-size-asian="10.5pt" style:font-weight-asian="bold" style:font-size-complex="12pt" style:font-weight-complex="bold"/>
    </style:style>
    <style:style style:name="T4" style:family="text">
      <style:text-properties fo:color="#000000" style:font-name="FreeSans" fo:font-size="12pt" fo:font-weight="bold" officeooo:rsid="00a4e829" style:font-size-asian="10.5pt" style:font-weight-asian="bold" style:font-size-complex="12pt" style:font-weight-complex="bold"/>
    </style:style>
    <style:style style:name="T5" style:family="text">
      <style:text-properties fo:color="#000000" style:font-name="FreeSans" fo:font-size="12pt" fo:font-weight="bold" officeooo:rsid="004370e5" style:font-size-asian="10.5pt" style:font-weight-asian="bold" style:font-size-complex="12pt" style:font-weight-complex="bold"/>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2b33ec"/>
    </style:style>
    <style:style style:name="T9" style:family="text">
      <style:text-properties fo:color="#009900"/>
    </style:style>
    <style:style style:name="T10" style:family="text">
      <style:text-properties fo:background-color="transparent" loext:char-shading-value="0"/>
    </style:style>
    <style:style style:name="T11" style:family="text">
      <style:text-properties officeooo:rsid="001ec585"/>
    </style:style>
    <style:style style:name="T12" style:family="text">
      <style:text-properties officeooo:rsid="0037b9ef"/>
    </style:style>
    <style:style style:name="T13" style:family="text">
      <style:text-properties officeooo:rsid="003b0f3e"/>
    </style:style>
    <style:style style:name="T14" style:family="text">
      <style:text-properties officeooo:rsid="003c5c3b"/>
    </style:style>
    <style:style style:name="T15" style:family="text">
      <style:text-properties officeooo:rsid="003c6e05"/>
    </style:style>
    <style:style style:name="T16" style:family="text">
      <style:text-properties officeooo:rsid="0057618f"/>
    </style:style>
    <style:style style:name="T17" style:family="text">
      <style:text-properties style:font-name="FreeSans"/>
    </style:style>
    <style:style style:name="T18" style:family="text">
      <style:text-properties officeooo:rsid="0054172b"/>
    </style:style>
    <style:style style:name="T19" style:family="text">
      <style:text-properties fo:font-size="12.6000003814697pt" fo:font-weight="bold" style:font-size-asian="12.6000003814697pt" style:font-weight-asian="bold" style:font-size-complex="12.6000003814697pt" style:font-weight-complex="bold"/>
    </style:style>
    <style:style style:name="T20" style:family="text">
      <style:text-properties fo:font-size="12.6000003814697pt" fo:font-weight="bold" officeooo:rsid="004370e5" style:font-size-asian="12.6000003814697pt" style:font-weight-asian="bold" style:font-size-complex="12.6000003814697pt" style:font-weight-complex="bold"/>
    </style:style>
    <style:style style:name="T21" style:family="text">
      <style:text-properties fo:font-size="12.6000003814697pt" fo:font-weight="bold" officeooo:rsid="0044b3db" style:font-size-asian="12.6000003814697pt" style:font-weight-asian="bold" style:font-size-complex="12.6000003814697pt" style:font-weight-complex="bold"/>
    </style:style>
    <style:style style:name="T22" style:family="text">
      <style:text-properties officeooo:rsid="0045d5bc"/>
    </style:style>
    <style:style style:name="T23" style:family="text">
      <style:text-properties officeooo:rsid="00477d89"/>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space" fo:text-indent="-0.248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18"/>
      <text:p text:style-name="P18">Fellowship Agreement</text:p>
      <text:p text:style-name="P19"/>
      <text:p text:style-name="P19"/>
      <text:p text:style-name="P22">entered into between</text:p>
      <text:p text:style-name="P19"/>
      <text:p text:style-name="P19"/>
      <text:p text:style-name="P21">[Insert Full Legal Name of Legal Entity Giving Grant]</text:p>
      <text:p text:style-name="P15">(hereafter “the [Grant Giver]”)</text:p>
      <text:p text:style-name="P19"/>
      <text:p text:style-name="P19"/>
      <text:p text:style-name="P17">and</text:p>
      <text:p text:style-name="P19"/>
      <text:p text:style-name="P19"/>
      <text:p text:style-name="P20">[Name of Fellow]</text:p>
      <text:p text:style-name="P15">(hereafter “the Fellow”)</text:p>
      <text:p text:style-name="P15"/>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9">Table of Contents</text:p>
          </text:index-title>
          <text:p text:style-name="P28">Fellowship Specifications<text:tab/>2</text:p>
          <text:p text:style-name="P28">How We Work<text:tab/>4</text:p>
          <text:p text:style-name="P29">[Grant Giver] Fellowships<text:tab/>4</text:p>
          <text:p text:style-name="P29">Values<text:tab/>4</text:p>
          <text:p text:style-name="P29">Open Practise - Working Philosophy and Methodology<text:tab/>4</text:p>
          <text:p text:style-name="P29">Open Communication<text:tab/>4</text:p>
          <text:p text:style-name="P30">Reporting<text:tab/>5</text:p>
          <text:p text:style-name="P30">Profile<text:tab/>5</text:p>
          <text:p text:style-name="P30">Personal Interaction<text:tab/>5</text:p>
          <text:p text:style-name="P30">Open Reporting<text:tab/>5</text:p>
          <text:p text:style-name="P30">Open Source<text:tab/>5</text:p>
          <text:p text:style-name="P30">Open Resources<text:tab/>6</text:p>
          <text:p text:style-name="P30">Flexibilities<text:tab/>6</text:p>
          <text:p text:style-name="P29">[Grant Giver] Invested Companies<text:tab/>6</text:p>
          <text:p text:style-name="P30">Non-profit Organisations<text:tab/>7</text:p>
          <text:p text:style-name="P30">For Profit Companies<text:tab/>7</text:p>
          <text:p text:style-name="P30">Open Resources in [Grant Giver] Invested Companies<text:tab/>7</text:p>
          <text:p text:style-name="P30">Assessment<text:tab/>8</text:p>
          <text:p text:style-name="P30">Enabling the Success of Others<text:tab/>8</text:p>
          <text:p text:style-name="P28">Legal Relationship<text:tab/>9</text:p>
          <text:p text:style-name="P29">The Parties<text:tab/>9</text:p>
          <text:p text:style-name="P29">The Parties<text:tab/>9</text:p>
          <text:p text:style-name="P29">The Relationship between the [Grant Giver] and the Fellow<text:tab/>9</text:p>
          <text:p text:style-name="P29">Term<text:tab/>9</text:p>
          <text:p text:style-name="P29">Grant<text:tab/>10</text:p>
          <text:p text:style-name="P29">Projects<text:tab/>10</text:p>
          <text:p text:style-name="P29">[Grant Giver] Invested Companies<text:tab/>11</text:p>
          <text:p text:style-name="P29">Obligations of the Fellow<text:tab/>12</text:p>
          <text:p text:style-name="P29">Obligations of the [Grant Giver]<text:tab/>14</text:p>
          <text:p text:style-name="P29">Image Release<text:tab/>14</text:p>
          <text:p text:style-name="P29">Securing Information and Confidentiality<text:tab/>14</text:p>
          <text:p text:style-name="P28">Standard Legal Provisions<text:tab/>16</text:p>
          <text:p text:style-name="P29">Intellectual Property<text:tab/>16</text:p>
          <text:p text:style-name="P29">How This Agreement Works<text:tab/>20</text:p>
          <text:p text:style-name="P29">Termination other than for Breach<text:tab/>21</text:p>
          <text:p text:style-name="P29">Breach<text:tab/>21</text:p>
          <text:p text:style-name="P29">Effect of Termination<text:tab/>22</text:p>
          <text:p text:style-name="P29">Disputes<text:tab/>22</text:p>
          <text:p text:style-name="P29">Domicilia and Notices<text:tab/>24</text:p>
          <text:p text:style-name="P29">Signature and Conclusion<text:tab/>24</text:p>
          <text:p text:style-name="P28">Record of Signature<text:tab/>26</text:p>
        </text:index-body>
      </text:table-of-content>
      <text:p text:style-name="P16"/>
      <text:p text:style-name="P16"/>
      <text:h text:style-name="P87" text:outline-level="1"><text:toc-mark-start text:id="IMark117076488" text:outline-level="1"/>Fellowship Specifications<text:toc-mark-end text:id="IMark117076488"/></text:h>
      <text:h text:style-name="Text_20_body" text:outline-level="2">This agreement is void if all the Specifications are not completed at the time of Signature.</text:h>
      <text:h text:style-name="Heading_20_2" text:outline-level="2">Full Name of Fellow:</text:h>
      <text:h text:style-name="Heading_20_2" text:outline-level="2">Fellowship Focus: </text:h>
      <text:h text:style-name="Heading_20_2" text:outline-level="2">Fellowship Objectives: <text:s/></text:h>
      <text:h text:style-name="Heading_20_2" text:outline-level="2">Fellowship Overview:</text:h>
      <text:h text:style-name="P83" text:outline-level="3">The Context: </text:h>
      <text:h text:style-name="P83" text:outline-level="3">The changes the Fellow wants to make:</text:h>
      <text:h text:style-name="P83" text:outline-level="3">What the Fellow plans to explore:</text:h>
      <text:h text:style-name="P83" text:outline-level="3">What the Fellow will do to achieve change and explore possibilities:</text:h>
      <text:h text:style-name="Heading_20_2" text:outline-level="2">The Fellow's geographical base will be:</text:h>
      <text:h text:style-name="Heading_20_2" text:outline-level="2">Term:</text:h>
      <text:h text:style-name="Heading_20_2" text:outline-level="2">Grant Amount:</text:h>
      <text:h text:style-name="Heading_20_2" text:outline-level="2">First Instalment Date:</text:h>
      <text:h text:style-name="Text_20_body" text:outline-level="2"/>
      <text:p text:style-name="P23">Addresses for Notices to the <text:span text:style-name="T18">[Grant Giver]:</text:span></text:p>
      <text:p text:style-name="P27"><text:span text:style-name="T3">Notice Address of </text:span><text:span text:style-name="T5">Grant Giver</text:span><text:span text:style-name="T4">: </text:span><text:span text:style-name="T2"><text:s/></text:span><text:span text:style-name="T17">Standard Bank House, 47 - 49 La Motte Street, St. Helier, Jersey JE2 4SZ</text:span></text:p>
      <text:p text:style-name="P26"/>
      <text:p text:style-name="P25"><text:span text:style-name="T19">Email address of </text:span><text:span text:style-name="T21">[</text:span><text:span text:style-name="T20">Grant Giver</text:span><text:span text:style-name="T21">]</text:span>: <text:s/>legalnotices@shuttleworthfoundation.org</text:p>
      <text:h text:style-name="Heading_20_2" text:outline-level="2">Addresses for Notices to the Fellow:</text:h>
      <text:h text:style-name="Heading_20_2" text:outline-level="2">Residential Address of Fellow:</text:h>
      <text:h text:style-name="Heading_20_2" text:outline-level="2">Email address:</text:h>
      <text:h text:style-name="Heading_20_2" text:outline-level="2">Companies Excluded from [Grant Giver] Invested Companies Provisions:</text:h>
      <text:h text:style-name="P12" text:outline-level="2">None </text:h>
      <text:h text:style-name="Heading_20_2" text:outline-level="2"><text:soft-page-break/>[Grant Giver] Invested Company Share:</text:h>
      <text:h text:style-name="P12" text:outline-level="2">30% in (list companies)</text:h>
      <text:h text:style-name="Heading_20_2" text:outline-level="2">Intellectual Property Steward:</text:h>
      <text:h text:style-name="P12" text:outline-level="2">Fellow</text:h>
      <text:h text:style-name="Heading_20_2" text:outline-level="2">Variations to Benchmark Agreement:</text:h>
      <text:h text:style-name="P12" text:outline-level="2">None</text:h>
      <text:h text:style-name="P86" text:outline-level="1"/>
      <text:h text:style-name="P88" text:outline-level="1"><text:toc-mark-start text:id="IMark117075880" text:outline-level="1"/>How We Work<text:toc-mark-end text:id="IMark117075880"/></text:h>
      <text:h text:style-name="Heading_20_2" text:outline-level="2"><text:toc-mark-start text:id="IMark116894536" text:outline-level="2"/>[Grant Giver] Fellowships<text:toc-mark-end text:id="IMark116894536"/> </text:h>
      <text:h text:style-name="P9" text:outline-level="2">The objectives of the [Grant Giver] are to promote an open knowledge society, to support great ideas wherever they originate, to connect interesting ideas and individuals to accelerate change, and to become a world leader in philanthropy and social investment. The [Grant Giver] invests in individuals who are specialists in <text:span text:style-name="T15">their </text:span>field of expertise, to work with a specified focus in line with the objectives of the [Grant Giver]. The Fellow has submitted an application setting out the change they hope to make. The [Grant Giver] has, on the strength of the application offered a Fellowship to the Fellow. This agreement governs the Fellowship. </text:h>
      <text:h text:style-name="P9" text:outline-level="2"/>
      <text:h text:style-name="P9" text:outline-level="2">The [Grant Giver] invests in the success of the Fellow's initiative to change the world through inviting the Fellow into a global network of Fellows, and alumni Fellows, and through funding. The [Grant Giver] gives Fellows a fellowship grant to enable the Fellow to devote all <text:span text:style-name="T15">[his/her] </text:span>energies to <text:span text:style-name="T15">[his/her]</text:span> initiative. Fellows also become eligible to apply for project funding. Project funding is usually directed to service providers and others who work on a project pioneered by the Fellow. No Fellow is entitled to project funding but Fellows are the only people eligible to apply for project funding. The decision whether to grant project funding or not is entirely at the discretion of the [Grant Giver]. <text:s/>When project funding is awarded then a Fellow is responsible to ensure that the funding is best used to achieve the Fellowship Objectives set out <text:s/>in the Fellowship Specifications. </text:h>
      <text:h text:style-name="P9" text:outline-level="2"/>
      <text:h text:style-name="P9" text:outline-level="2">Fellows enjoy a great deal of freedom in spending <text:span text:style-name="T15">[his/her]</text:span> fellowship grants. The [Grant Giver] does insist on a few important responsibilities: that the Fellow uphold the [Grant Giver]'s values, that the Fellow ensures <text:s/>[Grant Giver] <text:s/>funding is used to achieve the Fellowship Objectives and that resources created with [Grant Giver] funding are open.</text:h>
      <text:h text:style-name="Heading_20_2" text:outline-level="2"><text:toc-mark-start text:id="IMark116895112" text:outline-level="2"/>Values<text:toc-mark-end text:id="IMark116895112"/></text:h>
      <text:h text:style-name="P9" text:outline-level="2">The [Grant Giver] values and requires integrity, commitment, accountability, openness and respect for others, and expects the same from all Fellows and everyone involved in initiatives led by Fellows. Through experience the [Grant Giver] has learned that it is useful to discuss some implications of these values in greater detail as they inform the way that the [Grant Giver] and Fellows work together.</text:h>
      <text:h text:style-name="Heading_20_2" text:outline-level="2"><text:toc-mark-start text:id="IMark117075704" text:outline-level="2"/>Open Practise - Working Philosophy and Methodology<text:toc-mark-end text:id="IMark117075704"/></text:h>
      <text:h text:style-name="P9" text:outline-level="2">The [Grant Giver] believes that the [Grant Giver] and Fellow must be open about our work. Openness is vital if our ideas are to take hold for others to replicate them and benefit society. If we can shorten the time it takes a good idea to spread, by living out loud, then the results will speak for themselves. That is why the [Grant Giver] insists on open communications, open licenses, open source and open reporting.</text:h>
      <text:h text:style-name="P84" text:outline-level="2"><text:toc-mark-start text:id="IMark117073032" text:outline-level="2"/>Open Communication<text:toc-mark-end text:id="IMark117073032"/></text:h>
      <text:h text:style-name="P9" text:outline-level="2">It is important, as the network of Fellows is geographically dispersed, to have open communication <text:soft-page-break/>channels. While avoiding lengthy and time consuming reporting the [Grant Giver], needs to be able to access information. Fellows and <text:span text:style-name="T15">[his/her]</text:span> implementing partners need to be generally accountable for contractual agreements, both internally and to a broader external audience. To ensure that communication is clear the [Grant Giver] expects:</text:h>
      <text:h text:style-name="Heading_20_3" text:outline-level="3"><text:toc-mark-start text:id="IMark116878680" text:outline-level="3"/>Reporting<text:toc-mark-end text:id="IMark116878680"/></text:h>
      <text:list xml:id="list4393246167783316990" text:style-name="L1">
        <text:list-item>
          <text:h text:style-name="P32" text:outline-level="2">Fellows participate in regular on-line check-in meetings - once every 2 weeks.</text:h>
        </text:list-item>
        <text:list-item>
          <text:h text:style-name="P32" text:outline-level="2">Fellows submit Quarterly status reports.</text:h>
        </text:list-item>
        <text:list-item>
          <text:h text:style-name="P32" text:outline-level="2">Fellows involved in non-profit organisations shall report on their organisation.</text:h>
        </text:list-item>
        <text:list-item>
          <text:h text:style-name="P32" text:outline-level="2">Fellows involved in [Grant Giver] Invested Companies shall report on their companies.</text:h>
        </text:list-item>
      </text:list>
      <text:h text:style-name="Heading_20_3" text:outline-level="3"><text:toc-mark-start text:id="IMark116895128" text:outline-level="3"/>Profile<text:toc-mark-end text:id="IMark116895128"/></text:h>
      <text:list xml:id="list8488090035684383206" text:style-name="L2">
        <text:list-item>
          <text:h text:style-name="P33" text:outline-level="2">Each Fellow shall maintain a public profile as experts and leader in their field.</text:h>
        </text:list-item>
        <text:list-item>
          <text:h text:style-name="P33" text:outline-level="2">Each Fellow shall blog regularly on their progress, successes and failures.</text:h>
        </text:list-item>
      </text:list>
      <text:h text:style-name="Heading_20_3" text:outline-level="3"><text:toc-mark-start text:id="IMark116895128" text:outline-level="3"/>Personal Interaction<text:toc-mark-end text:id="IMark116895128"/></text:h>
      <text:list xml:id="list8333981929979940619" text:style-name="L3">
        <text:list-item>
          <text:h text:style-name="P34" text:outline-level="2">Fellows must be reasonably available for the [Grant Giver] to contact.</text:h>
        </text:list-item>
        <text:list-item>
          <text:h text:style-name="P34" text:outline-level="2">To facilitate contact Fellows must maintain a presence online as required by the [Grant Giver].</text:h>
        </text:list-item>
        <text:list-item>
          <text:h text:style-name="P34" text:outline-level="2">Fellows and the [Grant Giver] communicate in an open way.</text:h>
        </text:list-item>
        <text:list-item>
          <text:h text:style-name="P34" text:outline-level="2">Fellows engage in weekly all-hands chat session.</text:h>
        </text:list-item>
        <text:list-item>
          <text:h text:style-name="P34" text:outline-level="2">Fellows attend the Gathering (bi-annual meeting).</text:h>
        </text:list-item>
        <text:list-item>
          <text:h text:style-name="P34" text:outline-level="2">Fellows and the [Grant Giver] share learning and knowledge freely.</text:h>
        </text:list-item>
      </text:list>
      <text:h text:style-name="P9" text:outline-level="2">The [Grant Giver] communicates its activities broadly. That includes the activities of Fellows whom it supports. To enable communication the [Grant Giver] requires Fellows to agree to an image release. A Fellow with concerns about how use of their image may affect their personal security must communicate those concerns to the [Grant Giver] as soon as those concerns arise, so that the [Grant Giver] can act appropriately.</text:h>
      <text:h text:style-name="Heading_20_3" text:outline-level="3"><text:toc-mark-start text:id="IMark116876392" text:outline-level="3"/>Open Reporting<text:toc-mark-end text:id="IMark116876392"/></text:h>
      <text:h text:style-name="P10" text:outline-level="2"><text:span text:style-name="T8">A</text:span>s a private<text:span text:style-name="T8">ly funded Purpose Trust</text:span>, the [Grant Giver] is not legally bound to disclose its accounting information, successes and failures. <text:span text:style-name="T8">S</text:span>ince 2004, the [Grant Giver] has demonstrated its commitment to speak openly <text:span text:style-name="T8">and transparently</text:span> about what the [Grant Giver] has done, contributed to change and how much that costs.</text:h>
      <text:h text:style-name="Heading_20_3" text:outline-level="3"><text:toc-mark-start text:id="IMark116878680" text:outline-level="3"/>Open Source<text:toc-mark-end text:id="IMark116878680"/></text:h>
      <text:h text:style-name="P10" text:outline-level="2">The [Grant Giver] subscribes to and promotes the ethos and philosophy embodied in free and open source software - collaboration and the freedom to use, adapt and share resources. The [Grant Giver] applies the free and open source philosophy as the underlying principle of our work, collaborating with allies to drive <text:soft-page-break/>change and using open licences to allow learning and resources to be used, adapted and shared widely. The [Grant Giver] gives preference to the use of free and open source software in our own initiatives and encourages Fellows and others to do the same.</text:h>
      <text:h text:style-name="Heading_20_3" text:outline-level="3"><text:toc-mark-start text:id="IMark117075848" text:outline-level="3"/>Open Resources<text:toc-mark-end text:id="IMark117075848"/> </text:h>
      <text:h text:style-name="P10" text:outline-level="2">The [Grant Giver] is committed to opening intellectual resources funded, created or co-created by the [Grant Giver], referred to as [Grant Giver] Invested Resources. By resources we mean software, designs, project reports, manuals, research results and other intellectual creations, which are ready to be communicated to the public. Because the [Grant Giver] invests in the Fellow, from the start of the Fellowship all the Intellectual Property that is created by the Fellow and Intellectual Property created with [Grant Giver] funds must be owned by the Fellow or a legal entity controlled by the Fellow. </text:h>
      <text:h text:style-name="P10" text:outline-level="2">[Grant Giver] Invested Resources must be open as far as reasonably possible. Resources are open when they are available for revision, translation, improvement and sharing under open licences, open standards and in open formats, free of technical protection measures. </text:h>
      <text:h text:style-name="P10" text:outline-level="2">The [Grant Giver] invests in the initiatives of Fellows to bring about the Fellowship Objectives. Fellows as the stewards of [Grant Giver] Invested Resources are responsible to ensure that resources are open. To ensure that the investment in the Fellow will continue to bear fruit even if the Fellow isn't able to continue with the Focus, the [Grant Giver] requires that all the Intellectual Property produced with [Grant Giver] funds must be distributed under an open license.</text:h>
      <text:h text:style-name="P10" text:outline-level="2">Resources subject to/governed by copyright and database rights must be made open, as defined in the Open Definition (<text:a xlink:type="simple" xlink:href="http://opendefinition.org/"><text:span text:style-name="T9">http://opendefinition.org/</text:span></text:a>):</text:h>
      <text:p text:style-name="P24">“A piece of data or content is open if anyone is free to use, reuse, and redistribute it - subject only, at most, to the requirement to attribute and/or share-alike.”</text:p>
      <text:h text:style-name="P10" text:outline-level="2">Software resources must be licensed with a license that conforms with the Open Source Definition (<text:a xlink:type="simple" xlink:href="http://opensource.org/osd"><text:span text:style-name="T9">http://opensource.org/osd</text:span></text:a>) . Hardware is subject to the Open Source Hardware Definition (<text:a xlink:type="simple" xlink:href="http://www.oshwa.org/definition/"><text:span text:style-name="T9">http://www.oshwa.org/definition/</text:span></text:a>).</text:h>
      <text:h text:style-name="Heading_20_3" text:outline-level="3"><text:toc-mark-start text:id="IMark116894536" text:outline-level="3"/>Flexibilities<text:toc-mark-end text:id="IMark116894536"/></text:h>
      <text:h text:style-name="P10" text:outline-level="2">Considerations of privacy, confidentiality, security and utility may preclude making certain documents or information available outside the [Grant Giver] or initiatives pioneered by Fellows. When there are specific compelling reasons for explicit exemptions to these principles in respect of particular resources an exemption may be agreed. The decision to exempt a particular resource from a particular requirement of these principles and the justification for the exemption are recorded and reported. Fear of unforeseeable consequences or of the negative reactions of others or the desire to use patents to raise capital are not compelling reasons to depart from the commitment to open.</text:h>
      <text:h text:style-name="Heading_20_3" text:outline-level="3"><text:toc-mark-start text:id="IMark117077096" text:outline-level="2"/>[Grant Giver] Invested Companies<text:toc-mark-end text:id="IMark117077096"/></text:h>
      <text:h text:style-name="P10" text:outline-level="2">The [Grant Giver] encourages sustainable social entrepreneurship. Fellows pursuing sustainable social change often use companies as vehicles for sustainable social change either incorporating new companies or channelling funding from the [Grant Giver] to existing companies. The [Grant Giver] <text:s/>believes that investment in an enterprise spurs learning and commitment. The [Grant Giver] thus <text:s text:c="3"/>becomes invested in [Grant Giver] Invested Companies in order to;</text:h>
      <text:list xml:id="list8666014296517925537" text:style-name="L4">
        <text:list-item>
          <text:h text:style-name="P35" text:outline-level="2"><text:soft-page-break/>engage in continuous learning in the projects it funds;</text:h>
        </text:list-item>
        <text:list-item>
          <text:h text:style-name="P35" text:outline-level="2">protect the social investment it makes;</text:h>
        </text:list-item>
        <text:list-item>
          <text:h text:style-name="P35" text:outline-level="2">protect its reputation, in respect of the key value of openness;</text:h>
        </text:list-item>
        <text:list-item>
          <text:h text:style-name="P35" text:outline-level="2">secure its reputation, as a preferred funder;</text:h>
        </text:list-item>
        <text:list-item>
          <text:h text:style-name="P35" text:outline-level="2">receive a return on its investment when Fellows engage in for-profit activities based on [Grant Giver] funding.</text:h>
        </text:list-item>
      </text:list>
      <text:h text:style-name="P10" text:outline-level="2">Fellows are free to decide whether, when, where and how to incorporate new enterprises, or to utilise existing companies. Different considerations apply to different types of companies so involvement by the [Grant Giver] can take many different forms. Since different considerations apply to each situation the [Grant Giver] decides its final involvement in close consultation with each Fellow. These are the general guidelines. When a Fellow incorporates a company during or within six months of the end of Fellowship that is a [Grant Giver] Invested Company. If the Fellow has or acquires a financial interest or equity stake or is or becomes an office bearer of an existing company that receives funding from the [Grant Giver] or is given rights over knowledge resources created by the Fellow or with [Grant Giver] funds then the recipient company is a [Grant Giver] Invested company.</text:h>
      <text:h text:style-name="Heading_20_3" text:outline-level="3"><text:toc-mark-start text:id="IMark117077096" text:outline-level="3"/>Non-profit Organisations<text:toc-mark-end text:id="IMark117077096"/></text:h>
      <text:h text:style-name="P11" text:outline-level="2">The [Grant Giver] expects that a [Grant Giver] nominee will be appointed to the Board of a [Grant Giver] Invested non-profit organisation. The [Grant Giver] nominates a board member not only to represent the [Grant Giver], but to contribute experience and skills to the governance of the non-profit. Where the jurisdiction or type of organisation make this unworkable the [Grant Giver] would usually expect a standing invitation to observe Board meetings, if necessarily remotely.</text:h>
      <text:h text:style-name="Heading_20_3" text:outline-level="3"><text:toc-mark-start text:id="IMark117077096" text:outline-level="3"/>For Profit Companies<text:toc-mark-end text:id="IMark117077096"/></text:h>
      <text:h text:style-name="P11" text:outline-level="2">If a Fellow Invested Company is a for-profit company, its success has been enabled not only by any funding which it gets directly from the [Grant Giver], but also by work that the Fellow is able to do for it relying on the Fellowship grant, as a result the [Grant Giver] is given a 30% equity stake in the company, unless the Fellow comes to a different agreement with the [Grant Giver].</text:h>
      <text:h text:style-name="P11" text:outline-level="2">A 30% equity stake usually results in a 30% shareholding, and a seat on the Board of Directors for a [Grant Giver] nominee. It is the Fellow’s responsibility to ensure that arrangements are made so that the [Grant Giver] has the equity stake and Board seat.</text:h>
      <text:h text:style-name="Heading_20_3" text:outline-level="3"><text:toc-mark-start text:id="IMark117080776" text:outline-level="3"/>Open Resources in [Grant Giver] Invested Companies<text:toc-mark-end text:id="IMark117080776"/></text:h>
      <text:h text:style-name="P11" text:outline-level="2">[Grant Giver] Invested Companies usually have or benefit from resources created by the Fellow or others who've received funding from the [Grant Giver]. The ownership of these resources usually vests in either the Fellows or the [Grant Giver] Invested Company and must be open as described in the Open Resources principles and the Intellectual Property Clause of this agreement. </text:h>
      <text:h text:style-name="P11" text:outline-level="2">Generally the Fellow Invested Company may exploit the resources by making versions available under all rights reserved or restricted license terms, provided that the company <text:s/>has already made available online versions that are available under the open terms (open licenses, waivers and protocols) that apply to those <text:soft-page-break/>kinds of resources. The specific requirements are detailed in the Intellectual Property clause. <text:s/>[Grant Giver] Invested Companies may <text:s/>not apply for software patents nor impose “technical protection measures” on any open resource for as a long as the [Grant Giver] is invested in the company.</text:h>
      <text:h text:style-name="Heading_20_3" text:outline-level="3"><text:toc-mark-start text:id="IMark116892408" text:outline-level="3"/>Assessment<text:toc-mark-end text:id="IMark116892408"/></text:h>
      <text:h text:style-name="P11" text:outline-level="2">During the Fellowship the [Grant Giver] will assess the initiative taken by the Fellow. The assessment report is not usually made public but may be made public. The assessment is carried out so that the [Grant Giver] can be accountable and open on how it has invested the funds entrusted to the [Grant Giver] and to make recommendations in respect of further funding of Fellows. The Fellow will be advised by the [Grant Giver] what the assessment will cover. The assessment includes a review of the expenditure of any funds paid by the [Grant Giver] to any person as a result of a specific project proposal submitted by the Fellow, to what extent the Fellow has achieved the Fellowship Objectives and how the Fellow has complied with this agreement.</text:h>
      <text:h text:style-name="Heading_20_3" text:outline-level="3"><text:toc-mark-start text:id="IMark117074952" text:outline-level="3"/>Enabling the Success of Others<text:toc-mark-end text:id="IMark117074952"/></text:h>
      <text:h text:style-name="P11" text:outline-level="2">Each Fellow benefits from participation in the network of Fellows, and the broader network that includes alumni Fellows. The [Grant Giver] is committed to running a lean organisation, and avoiding onerous reporting and application processes. Fellows can contribute to the success of current Fellows and future Fellows by respecting the processes used by the [Grant Giver], for example, by submitting pitch funding applications or renewal pitch in the time lines set by the [Grant Giver] and attending and by contributing to weekly chats.</text:h>
      <text:h text:style-name="P87" text:outline-level="1"><text:toc-mark-start text:id="IMark117078120" text:outline-level="1"/>Legal Relationship<text:toc-mark-end text:id="IMark117078120"/></text:h>
      <text:list xml:id="list7225462157360618292" text:style-name="L5">
        <text:list-item>
          <text:h text:style-name="P36" text:outline-level="2"><text:toc-mark-start text:id="IMark117078120" text:outline-level="2"/><text:toc-mark text:string-value="The Parties" text:outline-level="2"/>The Parties<text:toc-mark-end text:id="IMark117078120"/> </text:h>
          <text:h text:style-name="P36" text:outline-level="2">The Parties are </text:h>
          <text:list>
            <text:list-item>
              <text:h text:style-name="P36" text:outline-level="2">the <text:span text:style-name="T16">[Grant Giver]</text:span> as specified in the <text:s/>Contract Specifications, </text:h>
            </text:list-item>
            <text:list-item>
              <text:h text:style-name="P36" text:outline-level="2">the Fellow as specified in the <text:s/>Contract Specifications.</text:h>
            </text:list-item>
          </text:list>
        </text:list-item>
        <text:list-item>
          <text:h text:style-name="P37" text:outline-level="2"><text:toc-mark-start text:id="IMark116878744" text:outline-level="2"/>The Relationship between the [Grant Giver] and the Fellow<text:toc-mark-end text:id="IMark116878744"/></text:h>
          <text:list>
            <text:list-item>
              <text:h text:style-name="P38" text:outline-level="2">The [Grant Giver] enables the Fellow to achieve the Fellowship Objectives described in the Fellowship Specifications through providing the Fellowship Grant and the support described in How We Work. The Fellowship Grant is good and sufficient consideration for the undertaking and compliance with the Fellow's obligations in this agreement including the vesting of Intellectual Property as required by this agreement.</text:h>
            </text:list-item>
            <text:list-item>
              <text:h text:style-name="P39" text:outline-level="2">The [Grant Giver] and the Fellow co-operate closely together as already described in How We Work. For the purposes of legal clarity it is recorded that the legal relationship created by this agreement is not an employment relationship nor one of principle and agent, nor a legal partnership nor a joint venture. As a consequence:</text:h>
              <text:list>
                <text:list-item>
                  <text:h text:style-name="P56" text:outline-level="2">The Fellow does not have authority to bind the [Grant Giver] and is accordingly not entitled to enter into any agreement on behalf of the [Grant Giver].</text:h>
                </text:list-item>
                <text:list-item>
                  <text:h text:style-name="P56" text:outline-level="2">The Fellow is not authorised to incur any indebtedness on the part of the [Grant Giver] nor to create any obligation on the part of the [Grant Giver].</text:h>
                </text:list-item>
                <text:list-item>
                  <text:h text:style-name="P56" text:outline-level="2">The Fellow does not acquire any right to any Intellectual Property vested in the [Grant Giver]. However, the [Grant Giver] frequently distributes Intellectual Property under public licenses and the Fellow is free to make use of that Intellectual Property Resources according to the applicable licence.</text:h>
                </text:list-item>
                <text:list-item>
                  <text:h text:style-name="P57" text:outline-level="2">The Fellow may not register or de-register a trademark or <text:span text:style-name="T11">Uniform Resource Locators (</text:span>URL<text:span text:style-name="T11">)</text:span> or design which includes the name or brand of the [Grant Giver].</text:h>
                </text:list-item>
                <text:list-item>
                  <text:h text:style-name="P56" text:outline-level="2">The Fellow has no general authority to make any public statements, written or verbal, or publish any document, on behalf of the [Grant Giver]. In public statements made during the <text:span text:style-name="T10">Term t</text:span>he Fellow is encouraged to refer to their status as a [Grant Giver] Fellow but shall make clear that <text:span text:style-name="T15">[he/she]</text:span> ha<text:span text:style-name="T15">s</text:span> no power to make a statement on behalf of the [Grant Giver].</text:h>
                </text:list-item>
              </text:list>
            </text:list-item>
          </text:list>
        </text:list-item>
        <text:list-item>
          <text:h text:style-name="P39" text:outline-level="2"><text:toc-mark-start text:id="IMark117078568" text:outline-level="2"/>Term<text:toc-mark-end text:id="IMark117078568"/></text:h>
        </text:list-item>
      </text:list>
      <text:h text:style-name="P13" text:outline-level="2"><text:soft-page-break/>The term of the Fellowship is the Term recorded in the Fellowship Specifications, if there is any doubt about the term then it will last 365 days from the payment of the First Instalment, unless the Fellowship terminates as described in clause<text:span text:style-name="T10">s 12 and 13.</text:span> The Fellow has no legal expectation that the Term of the Fellowship will be renewed or extended.</text:h>
      <text:list xml:id="list1528516135429414969" text:style-name="L6">
        <text:list-item>
          <text:h text:style-name="P40" text:outline-level="2"><text:toc-mark-start text:id="IMark116878744" text:outline-level="2"/>Grant<text:toc-mark-end text:id="IMark116878744"/></text:h>
          <text:list>
            <text:list-item>
              <text:h text:style-name="P40" text:outline-level="2">The Fellow will receive a Grant in the amount set out in the Fellowship Specifications, referred to as “the Grant Amount” to achieve the Fellowship Objectives during the Term.</text:h>
            </text:list-item>
            <text:list-item>
              <text:h text:style-name="P40" text:outline-level="2">The Grant Amount will be paid in four equal instalments commencing on the First Instalment Date set out in the Fellowship Specifications, and thereafter at intervals of three months.</text:h>
            </text:list-item>
            <text:list-item>
              <text:h text:style-name="P40" text:outline-level="2">The [Grant Giver] may suspend payment of an instalment to the Fellow if the Fellow has failed to carry out an obligation in this agreement until the Fellow has carried out the obligation.</text:h>
            </text:list-item>
            <text:list-item>
              <text:h text:style-name="P40" text:outline-level="2">The Fellow is responsible for covering the cost of their own time as well as all business related expenses including but not limited to all operating and overhead costs and expenses from the Grant Amount.</text:h>
            </text:list-item>
            <text:list-item>
              <text:h text:style-name="P40" text:outline-level="2">No additional funding will be provided by the [Grant Giver] in terms of this agreement.</text:h>
            </text:list-item>
          </text:list>
        </text:list-item>
        <text:list-item>
          <text:h text:style-name="P40" text:outline-level="2"><text:toc-mark-start text:id="IMark117081688" text:outline-level="2"/>Projects<text:toc-mark-end text:id="IMark117081688"/></text:h>
          <text:list>
            <text:list-item>
              <text:h text:style-name="P40" text:outline-level="2">In working to achieve the Fellowship Objectives the Fellow may submit specific project proposals to the [Grant Giver].</text:h>
            </text:list-item>
            <text:list-item>
              <text:h text:style-name="P41" text:outline-level="2">The [Grant Giver] will exercise its discretion in reviewing such proposals and in the event of a project funding proposal being approved, project funding may be provided. Whether or nor project funding is provided is in the complete and unfettered discretion of the [Grant Giver]. The Fellow has no right, interest or legal expectation that project funding will be provided.</text:h>
            </text:list-item>
            <text:list-item>
              <text:h text:style-name="P41" text:outline-level="2">If project funding is provided it may be used only for the purposes for which it has been authorised by the [Grant Giver].</text:h>
            </text:list-item>
            <text:list-item>
              <text:h text:style-name="P41" text:outline-level="2">If project funding is provided then it may be paid to the Fellow or to other parties designated by the Fellow in the project funding proposal.</text:h>
            </text:list-item>
            <text:list-item>
              <text:h text:style-name="P41" text:outline-level="2">If the [Grant Giver] agrees to pay project funding to another party to facilitate a project:</text:h>
              <text:list>
                <text:list-item>
                  <text:h text:style-name="P58" text:outline-level="2">the Fellow, the other Party and the [Grant Giver] will make an agreement referred to as <text:soft-page-break/>a Project Agreement;</text:h>
                </text:list-item>
                <text:list-item>
                  <text:h text:style-name="P58" text:outline-level="2">the Fellow must supervise the recipient of project funding to ensure that the funding is best used to deliver the project; the Fellow must therefore act with the utmost good faith towards the [Grant Giver] in ensuring achievement of the project objectives and expenditure of funds;</text:h>
                </text:list-item>
                <text:list-item>
                  <text:h text:style-name="P58" text:outline-level="2">the Fellow does not have the power to bind the [Grant Giver] to pay any amount in respect of the project except as authorised by the [Grant Giver] in writing;</text:h>
                </text:list-item>
                <text:list-item>
                  <text:h text:style-name="P58" text:outline-level="2">the Fellow is not authorised to waive any obligation owed to the [Grant Giver] in terms of this agreement or a Project Agreement nor to alter this agreement or a Project Agreement.</text:h>
                </text:list-item>
              </text:list>
            </text:list-item>
          </text:list>
        </text:list-item>
        <text:list-item>
          <text:h text:style-name="P41" text:outline-level="2"><text:toc-mark-start text:id="IMark117080024" text:outline-level="2"/>[Grant Giver] Invested Companies<text:toc-mark-end text:id="IMark117080024"/></text:h>
          <text:list>
            <text:list-item>
              <text:h text:style-name="P41" text:outline-level="2">Fellow Invested Companies</text:h>
              <text:list>
                <text:list-item>
                  <text:h text:style-name="P58" text:outline-level="2">Any Company that is appointed an Intellectual Property Steward by this agreement, or receives funds from the [Grant Giver] under a Project Agreement between that Company, the [Grant Giver] and the Fellow is a [Grant Giver] Invested Company.</text:h>
                </text:list-item>
                <text:list-item>
                  <text:h text:style-name="P58" text:outline-level="2">Every for-profit Company</text:h>
                  <text:list>
                    <text:list-item>
                      <text:h text:style-name="P70" text:outline-level="2">incorporated by the Fellow during the Term or within six months of the end of the Term; or</text:h>
                    </text:list-item>
                    <text:list-item>
                      <text:h text:style-name="P71" text:outline-level="2">in which the Fellow acquires 30% or more of the equity or issued shares during the Term; </text:h>
                      <text:h text:style-name="P75" text:outline-level="2">is a [Grant Giver]<text:span text:style-name="T12"> </text:span>Invested Company.</text:h>
                    </text:list-item>
                  </text:list>
                </text:list-item>
                <text:list-item>
                  <text:h text:style-name="P58" text:outline-level="2">Every not for-profit Company which the Fellow uses to to achieve change and explore possibilities specified in the Specification during the Term and in which the Fellow is an executive Board Member or office bearer is a [Grant Giver] Invested Company.</text:h>
                </text:list-item>
                <text:list-item>
                  <text:h text:style-name="P58" text:outline-level="2">A company is not regarded as a [Grant Giver] Invested Company for the purposes of 5.1.2 and 5.1.3 if it is specifically excluded in the Fellowship Specifications.</text:h>
                  <text:list>
                    <text:list-item>
                      <text:h text:style-name="P70" text:outline-level="2"/>
                    </text:list-item>
                  </text:list>
                </text:list-item>
              </text:list>
            </text:list-item>
            <text:list-item>
              <text:h text:style-name="P41" text:outline-level="2"><text:soft-page-break/>If a company is a [Grant Giver] Invested Company then</text:h>
              <text:list>
                <text:list-item>
                  <text:h text:style-name="P58" text:outline-level="2">a [Grant Giver] nominee shall be appointed to the Board of that company and</text:h>
                </text:list-item>
                <text:list-item>
                  <text:h text:style-name="P58" text:outline-level="2">if it is a for-profit company then the [Grant Giver] must become the holder of 30% of the shares of the company unless a different percentage is agreed in the Fellowship Specifications or agreed in writing between the [Grant Giver] and the Fellow.</text:h>
                </text:list-item>
              </text:list>
            </text:list-item>
            <text:list-item>
              <text:h text:style-name="P41" text:outline-level="2">Share transfer and Board appointments must take place as soon as reasonably possible after the event that makes a Company a [Grant Giver] Invested Company.</text:h>
            </text:list-item>
            <text:list-item>
              <text:h text:style-name="P41" text:outline-level="2">For the purposes of this agreement the Fellow and the [Grant Giver] agree that any company with a share capital or entitled to make a distribution of interest or profit, is a for-profit company unless it is a company in which only registered professionals such as medical or legal professionals may hold equity.</text:h>
            </text:list-item>
            <text:list-item>
              <text:h text:style-name="P41" text:outline-level="2">For the purposes of this agreement the Fellow and the [Grant Giver] agree that every legal person which is regarded as not for profit for any legal purposes for example for tax purposes in the jurisdiction in which it is registered is a not for profit company.</text:h>
            </text:list-item>
            <text:list-item>
              <text:h text:style-name="P41" text:outline-level="2">Whenever the Fellow uses a form of organisation that is not a legal person to achieve change and explore possibilities as specified in the Specifications and that organisation has a public aspect such as a name or website and involves other persons through a board, an advisory board, steering committee or anything of that nature then the Fellow shall ensure that a [Grant Giver] nominee is a member of the board or equivalent; if the organisation was formed before the Term then within two months of the begging of the Term or if the organisation is formed after then beginning of the Term before the first meeting of that board or equivalent.</text:h>
            </text:list-item>
          </text:list>
        </text:list-item>
        <text:list-item>
          <text:h text:style-name="P41" text:outline-level="2"><text:toc-mark-start text:id="IMark116878744" text:outline-level="2"/>Obligations of the Fellow<text:toc-mark-end text:id="IMark116878744"/></text:h>
          <text:list>
            <text:list-item>
              <text:h text:style-name="P41" text:outline-level="2">The Fellow shall use their best efforts to achieve the Fellowship Objectives.</text:h>
            </text:list-item>
            <text:list-item>
              <text:h text:style-name="P41" text:outline-level="2">The Fellow is responsible for the utilisation of the Grant Amount in their discretion to achieve the Fellowship Objectives.</text:h>
            </text:list-item>
            <text:list-item>
              <text:h text:style-name="P41" text:outline-level="2">The Fellow must comply with the tax laws of any authority with tax jurisdiction over the Fellow or their activities.</text:h>
            </text:list-item>
            <text:list-item>
              <text:h text:style-name="P41" text:outline-level="2">The Fellow must, if called upon to do so, render an account detailing how <text:span text:style-name="T15">[he/she]</text:span> ha<text:span text:style-name="T15">s</text:span> spent the Grant.</text:h>
            </text:list-item>
            <text:list-item>
              <text:h text:style-name="P41" text:outline-level="2"><text:soft-page-break/>The Fellow must co-operate with an assessment of their work.</text:h>
            </text:list-item>
            <text:list-item>
              <text:h text:style-name="P41" text:outline-level="2">The Fellow must co-operate with the [Grant Giver] and other Fellows in upholding the values of the [Grant Giver] and adhering to the way of working with the [Grant Giver] discussed in How We Work.</text:h>
            </text:list-item>
            <text:list-item>
              <text:h text:style-name="P41" text:outline-level="2">The Fellow will act in a manner that is professional and appropriate as a Fellow of the [Grant Giver].</text:h>
            </text:list-item>
            <text:list-item>
              <text:h text:style-name="P42" text:outline-level="2">The Fellow must avoid any behaviour that may bring the good name of the [Grant Giver] into disrepute.</text:h>
            </text:list-item>
            <text:list-item>
              <text:h text:style-name="P42" text:outline-level="2">The Fellow must avoid any conflict of interest between their own interests and the interests of the [Grant Giver].</text:h>
              <text:list>
                <text:list-item>
                  <text:h text:style-name="P59" text:outline-level="2">In particular the Fellow must not undertake any obligation or join any organisation which is contrary to the values, vision, mission, objectives, practises and philosophy of the [Grant Giver] or to achievement of the Fellowship Objectives.</text:h>
                </text:list-item>
                <text:list-item>
                  <text:h text:style-name="P59" text:outline-level="2">The Fellow will immediately advise the [Grant Giver] if a conflict of interest should arise.</text:h>
                </text:list-item>
              </text:list>
            </text:list-item>
            <text:list-item>
              <text:h text:style-name="P76" text:outline-level="2">The Fellow must attend and fully participate in the bi-annual conferences of the [Grant Giver]. The related costs will be borne by the [Grant Giver].</text:h>
            </text:list-item>
            <text:list-item>
              <text:h text:style-name="P76" text:outline-level="2">The Fellow must ensure that any share transfer or company board appointment that must take place because of this agreement takes place timeously.</text:h>
            </text:list-item>
            <text:list-item>
              <text:h text:style-name="P76" text:outline-level="2">The Fellow must ensure that Intellectual Property created in terms of this agreement or using the Grant Amount or any project funding is dealt with as required by the Intellectual Property clause of this agreement.</text:h>
            </text:list-item>
            <text:list-item>
              <text:h text:style-name="P76" text:outline-level="2">The Fellow must use the appropriate <text:span text:style-name="T13">[Grant Giver]</text:span> logos for online and offline Fellow created resources and projects in accordance with the guidelines communicated by the [Grant Giver], which may be changed from time to time.</text:h>
            </text:list-item>
            <text:list-item>
              <text:h text:style-name="P76" text:outline-level="2">Should the Fellow plan to change their geographic base from that set out in the Fellowship Specifications then the Fellow must advise the [Grant Giver] in good time. Should the Fellow be obliged by circumstances beyond their control to change their base without notice then the Fellow shall notify the [Grant Giver] as soon as reasonably possible after the change.</text:h>
            </text:list-item>
          </text:list>
        </text:list-item>
        <text:list-item>
          <text:h text:style-name="P42" text:outline-level="2"><text:soft-page-break/><text:toc-mark-start text:id="IMark117081688" text:outline-level="2"/>Obligations of the [Grant Giver]<text:toc-mark-end text:id="IMark117081688"/></text:h>
          <text:list>
            <text:list-item>
              <text:h text:style-name="P42" text:outline-level="2">The [Grant Giver] will provide the Grant as specified in clause 3.</text:h>
            </text:list-item>
            <text:list-item>
              <text:h text:style-name="P42" text:outline-level="2">The [Grant Giver] will support the Fellow as set out in How We Work.</text:h>
            </text:list-item>
            <text:list-item>
              <text:h text:style-name="P42" text:outline-level="2">The [Grant Giver] will inform the Fellow of all developments regarding the [Grant Giver] that may affect the Fellow.</text:h>
            </text:list-item>
          </text:list>
        </text:list-item>
        <text:list-item>
          <text:h text:style-name="P42" text:outline-level="2"><text:toc-mark-start text:id="IMark117076120" text:outline-level="2"/>Image Release<text:toc-mark-end text:id="IMark117076120"/></text:h>
          <text:list>
            <text:list-item>
              <text:h text:style-name="P42" text:outline-level="2">The Fellow grants to the [Grant Giver] the absolute and irrevocable right and unrestricted permission to use their image and likeness taken at biannual conferences or other events in which the Fellow participates in their role as Fellow, or submitted by the Fellow to the [Grant Giver].</text:h>
            </text:list-item>
            <text:list-item>
              <text:h text:style-name="P42" text:outline-level="2">The Fellow's image includes photographic portraits, video, digital or film images and audio recordings of the Fellow.</text:h>
            </text:list-item>
            <text:list-item>
              <text:h text:style-name="P42" text:outline-level="2">The [Grant Giver] may use, re-use, publish and in any and all media now or subsequently invented or discovered, for the purposes of the [Grant Giver] including, but not limited to, communication and publicity about the Fellows and Fellowship program, the projects funded by the [Grant Giver] and the history of the [Grant Giver]; before, after or during the Fellowship Term.</text:h>
            </text:list-item>
            <text:list-item>
              <text:h text:style-name="P42" text:outline-level="2">The Fellow waives any right to inspect or approve finished images or any printed or electronic matter that may be used with them, or to be compensated for the images.</text:h>
            </text:list-item>
          </text:list>
        </text:list-item>
        <text:list-item>
          <text:h text:style-name="P42" text:outline-level="2"><text:toc-mark-start text:id="IMark117072184" text:outline-level="2"/>Securing Information and Confidentiality<text:toc-mark-end text:id="IMark117072184"/></text:h>
          <text:list>
            <text:list-item>
              <text:h text:style-name="P42" text:outline-level="2">Through the Fellowship the Fellow may come to acquire confidential information including:</text:h>
              <text:list>
                <text:list-item>
                  <text:h text:style-name="P59" text:outline-level="2">information that affects the security of the [Grant Giver] or Fellows including:</text:h>
                  <text:list>
                    <text:list-item>
                      <text:h text:style-name="P72" text:outline-level="2">information about the security of offices and other premises from which the [Grant Giver] or Fellows operate and,</text:h>
                    </text:list-item>
                    <text:list-item>
                      <text:h text:style-name="P72" text:outline-level="2">information about the security of websites, wikis and other information technology facilities of the [Grant Giver] and Fellows;</text:h>
                    </text:list-item>
                  </text:list>
                </text:list-item>
                <text:list-item>
                  <text:h text:style-name="P59" text:outline-level="2">information about the finances, especially investments, expenditures, and employee <text:soft-page-break/>remuneration of the [Grant Giver] and the Fellow; </text:h>
                </text:list-item>
                <text:list-item>
                  <text:h text:style-name="P59" text:outline-level="2">information about the [Grant Giver]'s finances, especially investments, expenditures, and employee remuneration;</text:h>
                </text:list-item>
                <text:list-item>
                  <text:h text:style-name="P59" text:outline-level="2">internal information on staffing and strategy of the [Grant Giver];</text:h>
                </text:list-item>
                <text:list-item>
                  <text:h text:style-name="P59" text:outline-level="2">reasons for [Grant Giver] funding decisions;</text:h>
                </text:list-item>
                <text:list-item>
                  <text:h text:style-name="P59" text:outline-level="2">confidential information disclosed to the [Grant Giver] by others such as partners, suppliers, co-funders, collaborators and the like;</text:h>
                </text:list-item>
                <text:list-item>
                  <text:h text:style-name="P59" text:outline-level="2">private information of other Fellows and [Grant Giver] employees;</text:h>
                </text:list-item>
                <text:list-item>
                  <text:h text:style-name="P59" text:outline-level="2">confidential reports;</text:h>
                </text:list-item>
                <text:list-item>
                  <text:h text:style-name="P59" text:outline-level="2">draft documents not ready to be made public/openly distributed.</text:h>
                </text:list-item>
              </text:list>
            </text:list-item>
            <text:list-item>
              <text:h text:style-name="P42" text:outline-level="2">Whether information is confidential is determined by the nature of the information. Information may be confidential even if it is not listed. If a Fellow is unsure whether particular information is confidential or not, then <text:span text:style-name="T15">[he/she]</text:span> must consult the [Grant Giver] before disclosing the information.</text:h>
            </text:list-item>
            <text:list-item>
              <text:h text:style-name="P42" text:outline-level="2">Fellows must not disclose confidential information:</text:h>
              <text:list>
                <text:list-item>
                  <text:h text:style-name="P60" text:outline-level="2">except to the Directors, Employees, Representatives, Fellows or Alumni Fellows of the [Grant Giver] so far as necessary to enable them to carry out their roles and duties;</text:h>
                </text:list-item>
                <text:list-item>
                  <text:h text:style-name="P60" text:outline-level="2">except to others outside the [Grant Giver] so far as necessary to carry out the Fellow's obligations in this agreement;</text:h>
                </text:list-item>
                <text:list-item>
                  <text:h text:style-name="P60" text:outline-level="2">unless the information is already in the public domain through no action of the Fellow;</text:h>
                </text:list-item>
                <text:list-item>
                  <text:h text:style-name="P60" text:outline-level="2">unless the Fellow is required to do so by a law which does not conflict with the [Grant Giver]'s principles and then only if doing so does not endanger the liberty and safety of the trustees and employees of the [Grant Giver], other Fellows and alumni Fellows.</text:h>
                </text:list-item>
              </text:list>
            </text:list-item>
            <text:list-item>
              <text:h text:style-name="P43" text:outline-level="2">Fellows must ensure that communications and documents containing confidential information are secure. The [Grant Giver] may give written notice of minimum standards for ensuring security from time to time and the Recipient and Fellow shall comply with those standards.</text:h>
            </text:list-item>
            <text:list-item>
              <text:h text:style-name="P44" text:outline-level="2"><text:soft-page-break/>If a Fellow discloses information because disclosure is required by law or if a Fellow has reason to suspect that confidential documents or communication under their control have been compromised then <text:span text:style-name="T15">[he/she]</text:span> must immediately notify the [Grant Giver].</text:h>
            </text:list-item>
          </text:list>
        </text:list-item>
      </text:list>
      <text:h text:style-name="Heading_20_1" text:outline-level="1"><text:toc-mark-start text:id="IMark117081880" text:outline-level="1"/>Standard Legal Provisions<text:toc-mark-end text:id="IMark117081880"/></text:h>
      <text:list xml:id="list114451768010546" text:continue-numbering="true" text:style-name="L6">
        <text:list-item>
          <text:h text:style-name="P45" text:outline-level="2"><text:toc-mark-start text:id="IMark117079848" text:outline-level="2"/>Intellectual Property<text:toc-mark-end text:id="IMark117079848"/></text:h>
          <text:list>
            <text:list-item>
              <text:h text:style-name="P77" text:outline-level="2">Creation for this agreement.</text:h>
            </text:list-item>
          </text:list>
        </text:list-item>
      </text:list>
      <text:list xml:id="list8208781552238135416" text:style-name="L7">
        <text:list-item>
          <text:list>
            <text:list-item>
              <text:list>
                <text:list-item>
                  <text:h text:style-name="P61" text:outline-level="2">Intellectual Property is regarded as created for the purposes of this agreement if it is created after the agreement comes into effect and</text:h>
                  <text:list>
                    <text:list-item>
                      <text:h text:style-name="P73" text:outline-level="2">it is created by the Fellow and is useful for anyone working on the Focus or;</text:h>
                    </text:list-item>
                    <text:list-item>
                      <text:h text:style-name="P73" text:outline-level="2">it is created to comply with an obligation to the [Grant Giver] in this agreement or;</text:h>
                    </text:list-item>
                    <text:list-item>
                      <text:h text:style-name="P73" text:outline-level="2">it is created in whole or in part with [Grant Giver] funds transferred to anyone in terms of this agreement.</text:h>
                    </text:list-item>
                  </text:list>
                </text:list-item>
                <text:list-item>
                  <text:h text:style-name="P62" text:outline-level="2">In this agreement 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text:h>
                </text:list-item>
              </text:list>
            </text:list-item>
            <text:list-item>
              <text:h text:style-name="P78" text:outline-level="2">Vesting</text:h>
              <text:list>
                <text:list-item>
                  <text:h text:style-name="P63" text:outline-level="2">All Intellectual Property created for the purposes of this agreement will vest in the Intellectual Property Steward named in the Fellowship Specifications.</text:h>
                </text:list-item>
                <text:list-item>
                  <text:h text:style-name="P63" text:outline-level="2">If registration is required for the creation or vesting of Intellectual Property then registration will be in the name of the Intellectual Property Steward.</text:h>
                </text:list-item>
                <text:list-item>
                  <text:h text:style-name="P63" text:outline-level="2">Whenever the Fellow and Intellectual Steward engage the assistance of or commission works from any third party or makes use of the services of an employee to create Intellectual Property for the purposes of this agreement, then <text:span text:style-name="T15">[he/she]</text:span> must ensure that all Intellectual Property rights vest in or will be assigned to the Intellectual Property Steward.</text:h>
                </text:list-item>
                <text:list-item>
                  <text:h text:style-name="P64" text:outline-level="2"><text:soft-page-break/>During the Terms the Intellectual Property Steward may not transfer ownership or effective control of the Intellectual Property created for this agreement without the written consent of the [Grant Giver].</text:h>
                </text:list-item>
              </text:list>
            </text:list-item>
            <text:list-item>
              <text:h text:style-name="P46" text:outline-level="2">Public Distribution of Copyright Works and Data</text:h>
              <text:list>
                <text:list-item>
                  <text:h text:style-name="P64" text:outline-level="2">Open Content and Data</text:h>
                  <text:h text:style-name="P64" text:outline-level="2">All Intellectual Property subject to copyright, neighbouring rights and data and database rights created for the purposes of this agreement must be made open, as defined in the Open Definition (<text:a xlink:type="simple" xlink:href="http://opendefinition.org/"><text:span text:style-name="T9">http://opendefinition.org/</text:span></text:a>):</text:h>
                  <text:p text:style-name="P31">“A piece of data or content is open if anyone is free to use, reuse, and redistribute it - subject only, at most, to the requirement to attribute and/or share-alike.”</text:p>
                  <text:h text:style-name="P64" text:outline-level="2">The Fellow and Intellectual Property Steward must make any resource created for the purposes of this agreement that is subject to copyright, neighbouring rights or database rights publicly and freely available with a license that permits use and reuse by anyone.</text:h>
                </text:list-item>
                <text:list-item>
                  <text:h text:style-name="P64" text:outline-level="2">Software</text:h>
                  <text:h text:style-name="P64" text:outline-level="2">Software created for the purpose of this agreement must be licensed with a license that conforms with the Open Source Definition (<text:a xlink:type="simple" xlink:href="http://opensource.org/osd"><text:span text:style-name="T9">http://opensource.org/osd</text:span></text:a>), specifically:</text:h>
                </text:list-item>
              </text:list>
            </text:list-item>
          </text:list>
        </text:list-item>
      </text:list>
      <text:list xml:id="list8522835087072079188" text:style-name="L8">
        <text:list-item>
          <text:list>
            <text:list-item>
              <text:list>
                <text:list-item>
                  <text:h text:style-name="P79" text:outline-level="2">the Free Software [Grant Giver] General Public Licence (<text:a xlink:type="simple" xlink:href="http://www.gnu.org/licenses/gpl"><text:span text:style-name="T9">http://www.gnu.org/licenses/gpl</text:span></text:a>);</text:h>
                </text:list-item>
                <text:list-item>
                  <text:h text:style-name="P79" text:outline-level="2">the MIT License (<text:a xlink:type="simple" xlink:href="http://opensource.org/licenses/MIT"><text:span text:style-name="T9">http://opensource.org/licenses/MIT</text:span></text:a>);</text:h>
                </text:list-item>
                <text:list-item>
                  <text:h text:style-name="P79" text:outline-level="2">any of the Berkeley Software Development licenses;</text:h>
                </text:list-item>
                <text:list-item>
                  <text:h text:style-name="P79" text:outline-level="2">or with the written consent of the [Grant Giver] another open source license.</text:h>
                </text:list-item>
              </text:list>
            </text:list-item>
          </text:list>
          <text:h text:style-name="P82" text:outline-level="2">Software created for the purposes of the agreement that functions primarily as network server software must be licensed under the GNU Affero General Public License (<text:a xlink:type="simple" xlink:href="http://www.gnu.org/licenses/agpl.html"><text:span text:style-name="T9">www.gnu.org/licenses/agpl.html</text:span></text:a>) or with the written consent of the [Grant Giver] another open source license.</text:h>
        </text:list-item>
      </text:list>
      <text:list xml:id="list114451317091512" text:continue-list="list8208781552238135416" text:style-name="L7">
        <text:list-item>
          <text:list>
            <text:list-item>
              <text:list>
                <text:list-item>
                  <text:h text:style-name="P64" text:outline-level="2">Data</text:h>
                  <text:h text:style-name="P64" text:outline-level="2">Compilations of data (“databases”) created for the purpose of this agreement must be made open as defined by the Open Definition (<text:a xlink:type="simple" xlink:href="http://opendefinition.org/licenses/#Data"><text:span text:style-name="T9">http://opendefinition.org/licenses/#Data</text:span></text:a>) specifically under:</text:h>
                </text:list-item>
              </text:list>
            </text:list-item>
          </text:list>
        </text:list-item>
      </text:list>
      <text:list xml:id="list1230874044176245475" text:style-name="L9">
        <text:list-item>
          <text:list>
            <text:list-item>
              <text:list>
                <text:list-item>
                  <text:h text:style-name="P80" text:outline-level="2"><text:soft-page-break/>Creative Commons Zero;</text:h>
                </text:list-item>
                <text:list-item>
                  <text:h text:style-name="P80" text:outline-level="2">Open Data Commons Public Domain Dedication and License;</text:h>
                </text:list-item>
                <text:list-item>
                  <text:h text:style-name="P80" text:outline-level="2">Open Data Commons Attribution License;</text:h>
                </text:list-item>
                <text:list-item>
                  <text:h text:style-name="P80" text:outline-level="2">Open Data Commons Open Database License (Attribution Sharealike);</text:h>
                </text:list-item>
                <text:list-item>
                  <text:h text:style-name="P80" text:outline-level="2">or with the written consent of the [Grant Giver] another Open Definition conformant data dedication or license.</text:h>
                </text:list-item>
              </text:list>
            </text:list-item>
          </text:list>
        </text:list-item>
      </text:list>
      <text:list xml:id="list114452927192532" text:continue-list="list114451317091512" text:style-name="L7">
        <text:list-item>
          <text:list>
            <text:list-item>
              <text:list>
                <text:list-item>
                  <text:h text:style-name="P64" text:outline-level="2">Media</text:h>
                  <text:h text:style-name="P65" text:outline-level="2">All copyright works created for the purpose of this agreement that are subject to copyright other than software or data must be licensed with a license that conforms to the Open Definition (<text:a xlink:type="simple" xlink:href="http://opendefinition.org/licenses/#Content"><text:span text:style-name="T9">http://opendefinition.org/licenses/#Content</text:span></text:a>), specifically:</text:h>
                </text:list-item>
              </text:list>
            </text:list-item>
          </text:list>
        </text:list-item>
      </text:list>
      <text:list xml:id="list7974560149459998562" text:style-name="L10">
        <text:list-item>
          <text:list>
            <text:list-item>
              <text:list>
                <text:list-item>
                  <text:h text:style-name="P81" text:outline-level="2">Creative Commons Attribution-ShareAlike license;</text:h>
                </text:list-item>
                <text:list-item>
                  <text:h text:style-name="P81" text:outline-level="2">Creative Commons Attribution only license;</text:h>
                </text:list-item>
                <text:list-item>
                  <text:h text:style-name="P81" text:outline-level="2">Creative Commons Zero;</text:h>
                </text:list-item>
                <text:list-item>
                  <text:h text:style-name="P81" text:outline-level="2">or with the written consent of the [Grant Giver] another licence that conforms to the Open Definition.</text:h>
                </text:list-item>
              </text:list>
            </text:list-item>
          </text:list>
        </text:list-item>
      </text:list>
      <text:list xml:id="list114452730078482" text:continue-list="list114452927192532" text:style-name="L7">
        <text:list-item>
          <text:list>
            <text:list-item>
              <text:list>
                <text:list-item>
                  <text:h text:style-name="P65" text:outline-level="2">Other Licenses</text:h>
                  <text:h text:style-name="P65" text:outline-level="2">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h>
                </text:list-item>
              </text:list>
            </text:list-item>
            <text:list-item>
              <text:h text:style-name="P47" text:outline-level="2">Patents and Registered Designs</text:h>
              <text:list>
                <text:list-item>
                  <text:h text:style-name="P65" text:outline-level="2">The Fellow, Recipient and Intellectual Property Steward will not apply for or obtain patent, utility patent, registered designs, plant breeder's right or similar registered right over any knowledge resource or Intellectual Property created for the purposes of the agreement unless permitted to do so in accordance with 10.4.2 to 10.4.3</text:h>
                </text:list-item>
                <text:list-item>
                  <text:h text:style-name="P65" text:outline-level="2">The Intellectual Property Steward may apply in writing to the [Grant Giver] for permission to register a patent, utility patent, registered design, plant breeder's or similar registered right. In the request for permission the Intellectual Property Steward must promise:</text:h>
                  <text:list>
                    <text:list-item>
                      <text:h text:style-name="P74" text:outline-level="2"><text:soft-page-break/>to register the rights in the name of the Intellectual Property Steward;</text:h>
                    </text:list-item>
                    <text:list-item>
                      <text:h text:style-name="P74" text:outline-level="2">to bear all costs related to registration;</text:h>
                    </text:list-item>
                    <text:list-item>
                      <text:h text:style-name="P74" text:outline-level="2">immediately on registration or if possible before registration to licence the Intellectual Property under a public open patent or public open registered design license or equivalent approved by the [Grant Giver];</text:h>
                    </text:list-item>
                    <text:list-item>
                      <text:h text:style-name="P74" text:outline-level="2">The [Grant Giver] has absolute unfettered discretion to refuse or permit the request, and no obligation at all to agree to, reconsider or discuss the request.</text:h>
                    </text:list-item>
                  </text:list>
                </text:list-item>
              </text:list>
            </text:list-item>
            <text:list-item>
              <text:h text:style-name="P47" text:outline-level="2">Hardware</text:h>
              <text:h text:style-name="P47" text:outline-level="2">All Intellectual Property that relates to hardware must be licensed under a licences compliant with the Open Source Hardware Definition (<text:a xlink:type="simple" xlink:href="http://www.oshwa.org/definition/"><text:span text:style-name="T9">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h>
            </text:list-item>
            <text:list-item>
              <text:h text:style-name="P47" text:outline-level="2">Upload</text:h>
              <text:h text:style-name="P47" text:outline-level="2">If Intellectual Property can be represented as digital data the Fellow 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and Intellectual Property Steward to upload copies to a different repository.</text:h>
            </text:list-item>
            <text:list-item>
              <text:h text:style-name="P47" text:outline-level="2">Exceptions</text:h>
              <text:list>
                <text:list-item>
                  <text:h text:style-name="P65" text:outline-level="2">The Fellow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h>
                </text:list-item>
                <text:list-item>
                  <text:h text:style-name="P65" text:outline-level="2">Information which the Fellow or the Intellectual Property Steward sells or licenses under any terms, or in the case of software is used to generate profit using a network server does not qualify for these exceptions.</text:h>
                </text:list-item>
              </text:list>
            </text:list-item>
            <text:list-item>
              <text:h text:style-name="P48" text:outline-level="2">Warranty</text:h>
              <text:h text:style-name="P48" text:outline-level="2"><text:soft-page-break/>The Fellow and the Intellectual Property Steward warrant that Intellectual Property created for the purposes of the agreement will not infringe the Intellectual Property or other rights of any third party and the Fellow hereby indemnifies and holds the [Grant Giver] harmless against any and all harm, damage, loss and costs, including legal costs, which the [Grant Giver] may suffer from a breach of these warranties. The Fellow and Intellectual Property Steward warrant that <text:span text:style-name="T15">[he/she]</text:span> have the necessary permission, including licences or other lawful permissions, for any third party Intellectual Property included in or distributed with Intellectual Property created for purposes of this agreement.</text:h>
            </text:list-item>
            <text:list-item>
              <text:h text:style-name="P48" text:outline-level="2">Residual License</text:h>
              <text:h text:style-name="P48" text:outline-level="2">The [Grant Giver] will be entitled to distribute Intellectual Property created for purposes of this agreement under any of the public licences applicable in this agreement at any time. The Fellow and Intellectual Property Steward waive any claim and any remedy at law, including injunctive relief, an order for accounting, or a claim for damages which the Fellow and Intellectual Property Steward's or their heirs, successors or assigns might have in respect of the distribution.</text:h>
            </text:list-item>
          </text:list>
        </text:list-item>
        <text:list-item>
          <text:h text:style-name="P48" text:outline-level="2"><text:toc-mark-start text:id="IMark117072616" text:outline-level="2"/>How This Agreement Works<text:toc-mark-end text:id="IMark117072616"/></text:h>
          <text:list>
            <text:list-item>
              <text:h text:style-name="P48" text:outline-level="2">This agreement constitutes the entire agreement between the Parties in so far as it governs the Fellowship Agreement between the Parties. No amendment of this agreement will be valid unless reduced to writing and signed by the Parties. No representations, undertakings or promises were made between the Parties except as incorporated in this agreement.</text:h>
            </text:list-item>
            <text:list-item>
              <text:h text:style-name="P48" text:outline-level="2">The rights and obligations as contained in this agreement are personal in nature and may not be transferred, assigned or ceded to any third party.</text:h>
            </text:list-item>
            <text:list-item>
              <text:h text:style-name="P48" text:outline-level="2">Words importing the singular include the plural and visa versa, words importing one gender include other genders.</text:h>
            </text:list-item>
            <text:list-item>
              <text:h text:style-name="P48" text:outline-level="2">This agreement and all matters incidental thereto, including but not limited to the interpretation, application and termination thereof, shall be governed by <text:span text:style-name="T14">[insert name of chosen jurisdiction] </text:span>law.</text:h>
            </text:list-item>
            <text:list-item>
              <text:h text:style-name="P48" text:outline-level="2">Any notice required or permitted to be given in terms of this agreement will be valid and effective only if in writing.</text:h>
            </text:list-item>
            <text:list-item>
              <text:h text:style-name="P48" text:outline-level="2">If a party to this agreement fails to fulfil an obligation in terms of this agreement and the other party does not require fulfilment then that will not constitute a waiver of the right to require the fulfilment of that <text:s/>obligation.</text:h>
            </text:list-item>
            <text:list-item>
              <text:h text:style-name="P48" text:outline-level="2"><text:soft-page-break/>When this agreement refers to a number of days then calculation of that number includes the day on which the event occurs, Saturdays, Sundays, public and bank holidays.</text:h>
            </text:list-item>
            <text:list-item>
              <text:h text:style-name="P48" text:outline-level="2">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h>
            </text:list-item>
          </text:list>
        </text:list-item>
        <text:list-item>
          <text:h text:style-name="P48" text:outline-level="2"><text:toc-mark-start text:id="IMark117080056" text:outline-level="2"/>Termination other than for Breach<text:toc-mark-end text:id="IMark117080056"/></text:h>
          <text:list>
            <text:list-item>
              <text:h text:style-name="P48" text:outline-level="2">In addition to termination at the expiry of the Term specified in clause 2, and cancellation specified in clause 13 the agreement may be terminated in the circumstances set out below in 12.2, 12.3,12.4 <text:span text:style-name="T22">and 12.5</text:span></text:h>
            </text:list-item>
            <text:list-item>
              <text:h text:style-name="P48" text:outline-level="2">If a party to this agreement party dies or is finally sequestrated then the agreement will terminate on the day of death or final sequestration.</text:h>
            </text:list-item>
            <text:list-item>
              <text:h text:style-name="P48" text:outline-level="2">If a party to this agreement is permanently disabled or provisionally sequestrated then the [Grant Giver] may elect whether or not to terminate the agreement. If the [Grant Giver] elects to terminate the agreement then the [Grant Giver] may do so by giving (30) days notice to the the affected party, its heirs, successors or assigns, or where applicable the administrator or executor or the like of that other party.</text:h>
            </text:list-item>
            <text:list-item>
              <text:h text:style-name="P49" text:outline-level="2">A party will not be liable for the performance of any one of <text:span text:style-name="T8">their</text:span>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text:span text:style-name="T10">resiling</text:span> party liable for any damages flowing from such termination.</text:h>
            </text:list-item>
            <text:list-item>
              <text:h text:style-name="P49" text:outline-level="2"><text:span text:style-name="T22">The parties may terminate this agreement by mutual agreement, which will be effective only if the mutual agreement is recorded in writing and signed by all the parties</text:span>.</text:h>
            </text:list-item>
          </text:list>
        </text:list-item>
        <text:list-item>
          <text:h text:style-name="P48" text:outline-level="2"><text:toc-mark-start text:id="IMark117080056" text:outline-level="2"/>Breach<text:toc-mark-end text:id="IMark117080056"/></text:h>
          <text:list>
            <text:list-item>
              <text:h text:style-name="P48" text:outline-level="2">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h>
            </text:list-item>
            <text:list-item>
              <text:h text:style-name="P48" text:outline-level="2">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shall be entitled to claim damages.</text:h>
            </text:list-item>
          </text:list>
        </text:list-item>
        <text:list-item>
          <text:h text:style-name="P48" text:outline-level="2"><text:toc-mark-start text:id="IMark117072616" text:outline-level="2"/>Effect of Termination<text:toc-mark-end text:id="IMark117072616"/></text:h>
          <text:list>
            <text:list-item>
              <text:h text:style-name="P48" text:outline-level="2">When this agreement terminates, whether in terms of clause 3, 12 or 13 the following clauses will, as far as necessary to give effect to them, remain in force between the parties: 4.5, 5, 6.10, 6.11, 8, 9, 10, 11, 14, 15 and 16. Any other provision necessary for the efficacy of those clauses will also remain in force.</text:h>
            </text:list-item>
            <text:list-item>
              <text:h text:style-name="P48" text:outline-level="2">If the agreement is terminated in any of the circumstances set out in clauses 12.2, 12.3, 12.4, <text:span text:style-name="T23">12.5 </text:span><text:s/>and 13 then:</text:h>
              <text:list>
                <text:list-item>
                  <text:h text:style-name="P66" text:outline-level="2">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h>
                </text:list-item>
                <text:list-item>
                  <text:h text:style-name="P66" text:outline-level="2"><text:span text:style-name="T8">T</text:span>he [Grant Giver] may elect, within thirty (30) days of termination, to take cession of the full rights of ownership of any of the Intellectual Property created for this agreement and should the [Grant Giver] exercise its right to take cession, it will give written notice to the party in whom the Intellectual Property vests, or their successors in title, who must execute any document required to complete the cession within thirty (30) days of receipt of the notice. The costs of cession will be borne in equal parts by the parties to the cession.</text:h>
                </text:list-item>
              </text:list>
            </text:list-item>
            <text:list-item>
              <text:h text:style-name="P50" text:outline-level="2">The [Grant Giver] may elect, within thirty (30) days of termination in terms of clauses 12.2, 12.3, 12.4, <text:span text:style-name="T23">12.5</text:span> and 13, to require a party to render an account in respect of any amount paid by the [Grant Giver] to that party in terms of this agreement. The party shall render an account within thirty (30) days of receipt of the notice. The costs of rendering the account shall be borne by the accounting party.</text:h>
            </text:list-item>
          </text:list>
        </text:list-item>
        <text:list-item>
          <text:h text:style-name="P50" text:outline-level="2"><text:toc-mark-start text:id="IMark117072616" text:outline-level="2"/>Disputes<text:toc-mark-end text:id="IMark117072616"/></text:h>
          <text:list>
            <text:list-item>
              <text:h text:style-name="P50" text:outline-level="2"><text:soft-page-break/>If there is a dispute between the parties about this agreement, then a party may choose to resolve the dispute by mediation.</text:h>
            </text:list-item>
            <text:list-item>
              <text:h text:style-name="P50" text:outline-level="2">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h>
            </text:list-item>
            <text:list-item>
              <text:h text:style-name="P50" text:outline-level="2">Once a mediator is agreed <text:span text:style-name="T15">[he/she]</text:span> must attempt to resolve the dispute within thirty (30) days from receipt by all the parties of the notice requesting mediation.</text:h>
            </text:list-item>
            <text:list-item>
              <text:h text:style-name="P50" text:outline-level="2">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 </text:h>
            </text:list-item>
            <text:list-item>
              <text:h text:style-name="P50" text:outline-level="2">A party requiring arbitration may send the other parties a notice that <text:span text:style-name="T15">it</text:span> require<text:span text:style-name="T15">s</text:span> arbitration, and either nominate an arbitrator or call on the other party to nominate an arbitrator within ten (10) days. If the parties agree on an arbitrator the arbitrator must accept within five (5) days of agreement. </text:h>
            </text:list-item>
            <text:list-item>
              <text:h text:style-name="P50" text:outline-level="2">If the parties fail to agree on an arbitrator, or an agreed arbitrator does not accept the nomination in the time specified, then the <text:span text:style-name="T15">[Insert name of chosen organisation] </text:span>will be requested to appoint an arbitrator.</text:h>
            </text:list-item>
            <text:list-item>
              <text:h text:style-name="P51" text:outline-level="2">Arbitration will take place according to rules agreed between the parties and when such rules are silent, according to the arbitration rules of the <text:span text:style-name="T15">[Insert name of chosen organisation].</text:span> If there is any conflict between the agreed rules of the <text:span text:style-name="T15">[Insert name of chosen organisation]</text:span> rules and this agreement, then this agreement prevails over the rules. </text:h>
            </text:list-item>
            <text:list-item>
              <text:h text:style-name="P50" text:outline-level="2">Arbitration must take place within thirty (30) days of referral to arbitration. The parties may agree that arbitration will take place solely through the submission of written documents or alternatively through video conferencing or the like.</text:h>
            </text:list-item>
            <text:list-item>
              <text:h text:style-name="P50" text:outline-level="2">The parties will do their best to make sure that the arbitration is held and an award made within sixty (60) days from referral to arbitration.</text:h>
            </text:list-item>
            <text:list-item>
              <text:h text:style-name="P50" text:outline-level="2">The arbitrator will determine who must bear the cost of arbitration unless the parties agree otherwise prior to arbitration.</text:h>
            </text:list-item>
            <text:list-item>
              <text:h text:style-name="P50" text:outline-level="2">The arbitration award will be final and binding.</text:h>
            </text:list-item>
          </text:list>
        </text:list-item>
        <text:list-item>
          <text:h text:style-name="P55" text:outline-level="2"><text:toc-mark-start text:id="IMark117080056" text:outline-level="2"/>Domicilia and Notices<text:toc-mark-end text:id="IMark117080056"/></text:h>
          <text:list>
            <text:list-item>
              <text:h text:style-name="P52" text:outline-level="2">Each Party choose its domicilium citandi et executandi ("Domicilium") for the purposes of the giving of any notice, the payment of any sum, the serving of any process and for any other purpose arising from this agreement at their respective addresses set out in the Fellowship Specifications.</text:h>
            </text:list-item>
            <text:list-item>
              <text:h text:style-name="P52" text:outline-level="2">Each party is entitled, to vary its Domicilium to any other address which is not a post office box or poste restante by written notice, including by email to the other parties.</text:h>
            </text:list-item>
            <text:list-item>
              <text:h text:style-name="P50" text:outline-level="2">Any notice given and any payment made by one party to another (the "Addressee") which:</text:h>
              <text:list>
                <text:list-item>
                  <text:h text:style-name="P67" text:outline-level="2">is delivered by hand, during the normal business hours of the Addressee at the Addressee's Domicilium for the time being, will be deemed, in the absence of proof to the contrary, to have been received by the Addressee at the time of delivery; or</text:h>
                </text:list-item>
                <text:list-item>
                  <text:h text:style-name="P67" text:outline-level="2">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h>
                </text:list-item>
              </text:list>
            </text:list-item>
          </text:list>
        </text:list-item>
        <text:list-item>
          <text:h text:style-name="P50" text:outline-level="2"><text:toc-mark-start text:id="IMark117072616" text:outline-level="2"/>Signature and Conclusion<text:toc-mark-end text:id="IMark117072616"/></text:h>
          <text:list>
            <text:list-item>
              <text:h text:style-name="P53" text:outline-level="2">The Parties agree to this version of this agreement in electronic form and signed by Electronic Signatures.</text:h>
            </text:list-item>
            <text:list-item>
              <text:h text:style-name="P50" text:outline-level="2">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h>
            </text:list-item>
            <text:list-item>
              <text:h text:style-name="P50" text:outline-level="2">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h>
            </text:list-item>
            <text:list-item>
              <text:h text:style-name="P54" text:outline-level="2">The Parties are using Electronic Signatures to conclude this agreement.</text:h>
            </text:list-item>
            <text:list-item>
              <text:h text:style-name="P54" text:outline-level="2">Each Party will be assigned an Electronic Signature by a Third Party Service designated by the [Grant Giver].</text:h>
            </text:list-item>
            <text:list-item>
              <text:h text:style-name="P54" text:outline-level="2"><text:soft-page-break/>By associating the Electronic Signature assigned to it by the Third Party Service with the electronic version of this agreement a signatory:</text:h>
              <text:list>
                <text:list-item>
                  <text:h text:style-name="P68" text:outline-level="2">identifies him or herself, and</text:h>
                </text:list-item>
                <text:list-item>
                  <text:h text:style-name="P69" text:outline-level="2">demonstrates an intention to be legally bound, and</text:h>
                </text:list-item>
                <text:list-item>
                  <text:h text:style-name="P69" text:outline-level="2">consents to use of the Electronic Signature for purposes of the previous two sub paragraphs, and</text:h>
                </text:list-item>
                <text:list-item>
                  <text:h text:style-name="P69" text:outline-level="2">consents to use of Electronic Signatures by the other parties for the purposes of identification and demonstration of intention.</text:h>
                </text:list-item>
              </text:list>
            </text:list-item>
            <text:list-item>
              <text:h text:style-name="P54" text:outline-level="2">This agreement will be concluded when all the parties have associated their assigned Electronic Signature with this agreement as it is provided by the [Grant Giver].</text:h>
            </text:list-item>
            <text:list-item>
              <text:h text:style-name="P54" text:outline-level="2">Any persons signing this agreement in a representative capacity warrants their authority to do so.</text:h>
            </text:list-item>
            <text:list-item>
              <text:h text:style-name="P54" text:outline-level="2">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h>
            </text:list-item>
          </text:list>
        </text:list-item>
      </text:list>
      <text:h text:style-name="P85" text:outline-level="1"/>
      <text:h text:style-name="P87" text:outline-level="1"><text:toc-mark-start text:id="IMark117072616" text:outline-level="1"/>Record of Signature<text:toc-mark-end text:id="IMark117072616"/></text:h>
      <text:h text:style-name="P14" text:outline-level="2"/>
      <text:h text:style-name="P14" text:outline-level="2"/>
      <text:h text:style-name="P14" text:outline-level="2">___________________________________________________</text:h>
      <text:h text:style-name="P14" text:outline-level="2">Signature for and on behalf of the [Grant Giver]</text:h>
      <text:h text:style-name="P14" text:outline-level="2">Date of Signature: </text:h>
      <text:h text:style-name="P14" text:outline-level="2"/>
      <text:h text:style-name="P14" text:outline-level="2"/>
      <text:h text:style-name="P14" text:outline-level="2"/>
      <text:h text:style-name="P14" text:outline-level="2">___________________________________________________</text:h>
      <text:h text:style-name="P14" text:outline-level="2">Fellow</text:h>
      <text:h text:style-name="P14" text:outline-level="2">Date of Signa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style:font-size-asian="10pt" style:font-size-complex="10pt"/>
    </style:style>
    <style:style style:name="M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2b33ec"/>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tab/><text:tab/><text:span text:style-name="MT4">Initialled - [Grant Giver]:....................</text:span></text:p>
        <text:p text:style-name="MP7"/>
        <text:p text:style-name="MP8"><text:page-number text:select-page="current">26</text:page-number><text:tab/><text:tab/><text:span text:style-name="MT4">Initialled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25T11:44:50.703743165</dc:date>
    <meta:editing-duration>PT5H47M13S</meta:editing-duration>
    <meta:editing-cycles>26</meta:editing-cycles>
    <meta:generator>LibreOffice/4.2.8.2$Linux_X86_64 LibreOffice_project/420m0$Build-2</meta:generator>
    <meta:document-statistic meta:table-count="0" meta:image-count="1" meta:object-count="0" meta:page-count="28" meta:paragraph-count="357" meta:word-count="8199" meta:character-count="51034" meta:non-whitespace-character-count="43353"/>
  </office:meta>
</office:document-meta>
</file>